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fo:font-style="italic" style:font-style-asian="italic" style:font-style-complex="italic" fo:language="en" fo:country="US"/>
    </style:style>
    <style:style style:name="P5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fo:font-style="italic" style:font-style-asian="italic" style:font-style-complex="italic" fo:language="en" fo:country="US"/>
    </style:style>
    <style:style style:name="P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fo:font-style="italic" style:font-style-asian="italic" style:font-style-complex="italic" fo:language="en" fo:country="US"/>
    </style:style>
    <style:style style:name="P2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fo:font-style="italic" style:font-style-asian="italic" style:font-style-complex="italic" fo:language="en" fo:country="US"/>
    </style:style>
    <style:style style:name="T254" style:parent-style-name="DefaultParagraphFont" style:family="text">
      <style:text-properties fo:language="en" fo:country="US"/>
    </style:style>
    <style:style style:name="T255" style:parent-style-name="DefaultParagraphFont" style:family="text">
      <style:text-properties fo:font-style="italic" style:font-style-asian="italic" style:font-style-complex="italic" fo:language="en" fo:country="US"/>
    </style:style>
    <style:style style:name="P25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75" style:parent-style-name="DefaultParagraphFont" style:family="text">
      <style:text-properties fo:font-style="italic" style:font-style-asian="italic" style:font-style-complex="italic" fo:language="en" fo:country="US"/>
    </style:style>
    <style:style style:name="P2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7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fo:font-style="italic" style:font-style-asian="italic" style:font-style-complex="italic" fo:language="en" fo:country="US"/>
    </style:style>
    <style:style style:name="T318" style:parent-style-name="DefaultParagraphFont" style:family="text">
      <style:text-properties fo:font-style="italic" style:font-style-asian="italic" style:font-style-complex="italic" fo:language="en" fo:country="US"/>
    </style:style>
    <style:style style:name="P31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9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7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8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8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8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8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8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4" style:parent-style-name="Normal" style:family="paragraph">
      <style:paragraph-properties fo:margin-bottom="0in" fo:line-height="100%"/>
    </style:style>
    <style:style style:name="T52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26" style:parent-style-name="DefaultParagraphFont" style:family="text">
      <style:text-properties fo:language="en" fo:country="US"/>
    </style:style>
    <style:style style:name="P52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2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5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7" style:parent-style-name="Normal" style:family="paragraph">
      <style:paragraph-properties fo:margin-bottom="0in" fo:line-height="100%"/>
    </style:style>
    <style:style style:name="T568" style:parent-style-name="DefaultParagraphFont" style:family="text">
      <style:text-properties fo:font-style="italic" style:font-style-asian="italic" style:font-style-complex="italic"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font-style="italic" style:font-style-asian="italic" style:font-style-complex="italic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font-style="italic" style:font-style-asian="italic" style:font-style-complex="italic" fo:language="en" fo:country="US"/>
    </style:style>
    <style:style style:name="P5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7" style:parent-style-name="Normal" style:family="paragraph">
      <style:paragraph-properties fo:margin-bottom="0in" fo:line-height="100%"/>
    </style:style>
    <style:style style:name="T58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89" style:parent-style-name="DefaultParagraphFont" style:family="text">
      <style:text-properties fo:font-style="italic" style:font-style-asian="italic" style:font-style-complex="italic" fo:language="en" fo:country="US"/>
    </style:style>
    <style:style style:name="T59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1" style:parent-style-name="Normal" style:family="paragraph">
      <style:paragraph-properties fo:margin-bottom="0in" fo:line-height="100%"/>
    </style:style>
    <style:style style:name="T59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93" style:parent-style-name="DefaultParagraphFont" style:family="text">
      <style:text-properties fo:font-style="italic" style:font-style-asian="italic" style:font-style-complex="italic" fo:language="en" fo:country="US"/>
    </style:style>
    <style:style style:name="P5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12" style:parent-style-name="Normal" style:family="paragraph">
      <style:paragraph-properties fo:margin-bottom="0in" fo:line-height="100%"/>
    </style:style>
    <style:style style:name="T61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14" style:parent-style-name="DefaultParagraphFont" style:family="text">
      <style:text-properties fo:font-style="italic" style:font-style-asian="italic" style:font-style-complex="italic" fo:language="en" fo:country="US"/>
    </style:style>
    <style:style style:name="T61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16" style:parent-style-name="Normal" style:family="paragraph">
      <style:paragraph-properties fo:margin-bottom="0in" fo:line-height="100%"/>
    </style:style>
    <style:style style:name="T6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8" style:parent-style-name="DefaultParagraphFont" style:family="text">
      <style:text-properties fo:font-style="italic" style:font-style-asian="italic" style:font-style-complex="italic"/>
    </style:style>
    <style:style style:name="T6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20" style:parent-style-name="Normal" style:family="paragraph">
      <style:paragraph-properties fo:margin-bottom="0in" fo:line-height="100%"/>
    </style:style>
    <style:style style:name="T6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2" style:parent-style-name="DefaultParagraphFont" style:family="text">
      <style:text-properties fo:font-style="italic" style:font-style-asian="italic" style:font-style-complex="italic"/>
    </style:style>
    <style:style style:name="P62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2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25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2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27" style:parent-style-name="Normal" style:family="paragraph">
      <style:paragraph-properties fo:margin-bottom="0in" fo:line-height="100%"/>
    </style:style>
    <style:style style:name="T628" style:parent-style-name="DefaultParagraphFont" style:family="text">
      <style:text-properties fo:font-style="italic" style:font-style-asian="italic" style:font-style-complex="italic"/>
    </style:style>
    <style:style style:name="T629" style:parent-style-name="DefaultParagraphFont" style:family="text">
      <style:text-properties fo:font-style="italic" style:font-style-asian="italic" style:font-style-complex="italic" fo:language="en" fo:country="US"/>
    </style:style>
    <style:style style:name="P6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46" style:parent-style-name="Normal" style:family="paragraph">
      <style:paragraph-properties fo:margin-bottom="0in" fo:line-height="100%"/>
    </style:style>
    <style:style style:name="T64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48" style:parent-style-name="DefaultParagraphFont" style:family="text">
      <style:text-properties fo:font-style="italic" style:font-style-asian="italic" style:font-style-complex="italic" fo:language="en" fo:country="US"/>
    </style:style>
    <style:style style:name="T64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50" style:parent-style-name="Normal" style:family="paragraph">
      <style:paragraph-properties fo:margin-bottom="0in" fo:line-height="100%"/>
    </style:style>
    <style:style style:name="T65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2" style:parent-style-name="DefaultParagraphFont" style:family="text">
      <style:text-properties fo:font-style="italic" style:font-style-asian="italic" style:font-style-complex="italic"/>
    </style:style>
    <style:style style:name="T65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54" style:parent-style-name="Normal" style:family="paragraph">
      <style:paragraph-properties fo:margin-bottom="0in" fo:line-height="100%"/>
    </style:style>
    <style:style style:name="T65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6" style:parent-style-name="DefaultParagraphFont" style:family="text">
      <style:text-properties fo:font-style="italic" style:font-style-asian="italic" style:font-style-complex="italic"/>
    </style:style>
    <style:style style:name="P657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5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59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60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61" style:parent-style-name="Normal" style:family="paragraph">
      <style:paragraph-properties fo:margin-bottom="0in" fo:line-height="100%"/>
    </style:style>
    <style:style style:name="T662" style:parent-style-name="DefaultParagraphFont" style:family="text">
      <style:text-properties fo:font-style="italic" style:font-style-asian="italic" style:font-style-complex="italic"/>
    </style:style>
    <style:style style:name="T663" style:parent-style-name="DefaultParagraphFont" style:family="text">
      <style:text-properties fo:font-style="italic" style:font-style-asian="italic" style:font-style-complex="italic" fo:language="en" fo:country="US"/>
    </style:style>
    <style:style style:name="P6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4" style:parent-style-name="Normal" style:family="paragraph">
      <style:paragraph-properties fo:margin-bottom="0in" fo:line-height="100%"/>
    </style:style>
    <style:style style:name="T675" style:parent-style-name="DefaultParagraphFont" style:family="text">
      <style:text-properties fo:font-style="italic" style:font-style-asian="italic" style:font-style-complex="italic" fo:language="en" fo:country="US"/>
    </style:style>
    <style:style style:name="P6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8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84" style:parent-style-name="Normal" style:family="paragraph">
      <style:paragraph-properties fo:margin-bottom="0in" fo:line-height="100%"/>
    </style:style>
    <style:style style:name="T68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86" style:parent-style-name="DefaultParagraphFont" style:family="text">
      <style:text-properties fo:font-style="italic" style:font-style-asian="italic" style:font-style-complex="italic" fo:language="en" fo:country="US"/>
    </style:style>
    <style:style style:name="T68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88" style:parent-style-name="Normal" style:family="paragraph">
      <style:paragraph-properties fo:margin-bottom="0in" fo:line-height="100%"/>
    </style:style>
    <style:style style:name="T6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0" style:parent-style-name="DefaultParagraphFont" style:family="text">
      <style:text-properties fo:font-style="italic" style:font-style-asian="italic" style:font-style-complex="italic"/>
    </style:style>
    <style:style style:name="T6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92" style:parent-style-name="Normal" style:family="paragraph">
      <style:paragraph-properties fo:margin-bottom="0in" fo:line-height="100%"/>
    </style:style>
    <style:style style:name="T6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4" style:parent-style-name="DefaultParagraphFont" style:family="text">
      <style:text-properties fo:font-style="italic" style:font-style-asian="italic" style:font-style-complex="italic"/>
    </style:style>
    <style:style style:name="P695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7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9" style:parent-style-name="Normal" style:family="paragraph">
      <style:paragraph-properties fo:margin-bottom="0in" fo:line-height="100%"/>
    </style:style>
    <style:style style:name="T700" style:parent-style-name="DefaultParagraphFont" style:family="text">
      <style:text-properties fo:font-style="italic" style:font-style-asian="italic" style:font-style-complex="italic"/>
    </style:style>
    <style:style style:name="T701" style:parent-style-name="DefaultParagraphFont" style:family="text">
      <style:text-properties fo:font-style="italic" style:font-style-asian="italic" style:font-style-complex="italic" fo:language="en" fo:country="US"/>
    </style:style>
    <style:style style:name="P7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2" style:parent-style-name="Normal" style:family="paragraph">
      <style:paragraph-properties fo:margin-bottom="0in" fo:line-height="100%"/>
    </style:style>
    <style:style style:name="T713" style:parent-style-name="DefaultParagraphFont" style:family="text">
      <style:text-properties fo:font-style="italic" style:font-style-asian="italic" style:font-style-complex="italic" fo:language="en" fo:country="US"/>
    </style:style>
    <style:style style:name="P7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16" style:parent-style-name="Normal" style:family="paragraph">
      <style:paragraph-properties fo:margin-bottom="0in" fo:line-height="100%"/>
    </style:style>
    <style:style style:name="T71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18" style:parent-style-name="DefaultParagraphFont" style:family="text">
      <style:text-properties fo:font-style="italic" style:font-style-asian="italic" style:font-style-complex="italic" fo:language="en" fo:country="US"/>
    </style:style>
    <style:style style:name="T71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20" style:parent-style-name="Normal" style:family="paragraph">
      <style:paragraph-properties fo:margin-bottom="0in" fo:line-height="100%"/>
    </style:style>
    <style:style style:name="T72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22" style:parent-style-name="DefaultParagraphFont" style:family="text">
      <style:text-properties fo:font-style="italic" style:font-style-asian="italic" style:font-style-complex="italic" fo:language="en" fo:country="US"/>
    </style:style>
    <style:style style:name="T72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26" style:parent-style-name="DefaultParagraphFont" style:family="text">
      <style:text-properties fo:font-style="italic" style:font-style-asian="italic" style:font-style-complex="italic" fo:language="en" fo:country="US"/>
    </style:style>
    <style:style style:name="P7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48" style:parent-style-name="Normal" style:family="paragraph">
      <style:paragraph-properties fo:margin-bottom="0in" fo:line-height="100%"/>
    </style:style>
    <style:style style:name="T74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50" style:parent-style-name="DefaultParagraphFont" style:family="text">
      <style:text-properties fo:font-style="italic" style:font-style-asian="italic" style:font-style-complex="italic" fo:language="en" fo:country="US"/>
    </style:style>
    <style:style style:name="T75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52" style:parent-style-name="Normal" style:family="paragraph">
      <style:paragraph-properties fo:margin-bottom="0in" fo:line-height="100%"/>
    </style:style>
    <style:style style:name="T75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54" style:parent-style-name="DefaultParagraphFont" style:family="text">
      <style:text-properties fo:font-style="italic" style:font-style-asian="italic" style:font-style-complex="italic" fo:language="en" fo:country="US"/>
    </style:style>
    <style:style style:name="T75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56" style:parent-style-name="Normal" style:family="paragraph">
      <style:paragraph-properties fo:margin-bottom="0in" fo:line-height="100%"/>
    </style:style>
    <style:style style:name="T75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58" style:parent-style-name="DefaultParagraphFont" style:family="text">
      <style:text-properties fo:font-style="italic" style:font-style-asian="italic" style:font-style-complex="italic" fo:language="en" fo:country="US"/>
    </style:style>
    <style:style style:name="P7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3" style:parent-style-name="Normal" style:family="paragraph">
      <style:paragraph-properties fo:margin-bottom="0in" fo:line-height="100%"/>
    </style:style>
    <style:style style:name="T764" style:parent-style-name="DefaultParagraphFont" style:family="text">
      <style:text-properties fo:font-style="italic" style:font-style-asian="italic" style:font-style-complex="italic" fo:language="en" fo:country="US"/>
    </style:style>
    <style:style style:name="P7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7" style:parent-style-name="Normal" style:family="paragraph">
      <style:paragraph-properties fo:margin-bottom="0in" fo:line-height="100%"/>
    </style:style>
    <style:style style:name="T77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79" style:parent-style-name="DefaultParagraphFont" style:family="text">
      <style:text-properties fo:font-style="italic" style:font-style-asian="italic" style:font-style-complex="italic" fo:language="en" fo:country="US"/>
    </style:style>
    <style:style style:name="P780" style:parent-style-name="Normal" style:family="paragraph">
      <style:paragraph-properties fo:margin-bottom="0in" fo:line-height="100%"/>
    </style:style>
    <style:style style:name="T78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82" style:parent-style-name="DefaultParagraphFont" style:family="text">
      <style:text-properties fo:font-style="italic" style:font-style-asian="italic" style:font-style-complex="italic" fo:language="en" fo:country="US"/>
    </style:style>
    <style:style style:name="T78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84" style:parent-style-name="Normal" style:family="paragraph">
      <style:paragraph-properties fo:margin-bottom="0in" fo:line-height="100%"/>
    </style:style>
    <style:style style:name="T78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86" style:parent-style-name="DefaultParagraphFont" style:family="text">
      <style:text-properties fo:font-style="italic" style:font-style-asian="italic" style:font-style-complex="italic" fo:language="en" fo:country="US"/>
    </style:style>
    <style:style style:name="T78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88" style:parent-style-name="Normal" style:family="paragraph">
      <style:paragraph-properties fo:margin-bottom="0in" fo:line-height="100%"/>
    </style:style>
    <style:style style:name="T78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90" style:parent-style-name="DefaultParagraphFont" style:family="text">
      <style:text-properties fo:font-style="italic" style:font-style-asian="italic" style:font-style-complex="italic" fo:language="en" fo:country="US"/>
    </style:style>
    <style:style style:name="P7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07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0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09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10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11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12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1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14" style:parent-style-name="Normal" style:family="paragraph">
      <style:paragraph-properties fo:margin-bottom="0in" fo:line-height="100%"/>
    </style:style>
    <style:style style:name="P815" style:parent-style-name="Normal" style:family="paragraph">
      <style:paragraph-properties fo:margin-bottom="0in" fo:line-height="100%"/>
    </style:style>
    <style:style style:name="P816" style:parent-style-name="Normal" style:family="paragraph">
      <style:paragraph-properties fo:margin-bottom="0in" fo:line-height="100%"/>
    </style:style>
    <style:style style:name="P817" style:parent-style-name="Normal" style:family="paragraph">
      <style:paragraph-properties fo:margin-bottom="0in" fo:line-height="100%"/>
    </style:style>
    <style:style style:name="T818" style:parent-style-name="DefaultParagraphFont" style:family="text">
      <style:text-properties fo:language="en" fo:country="US"/>
    </style:style>
    <style:style style:name="P819" style:parent-style-name="Normal" style:family="paragraph">
      <style:paragraph-properties fo:margin-bottom="0in" fo:line-height="100%"/>
      <style:text-properties fo:language="en" fo:country="US"/>
    </style:style>
    <style:style style:name="P820" style:parent-style-name="Normal" style:family="paragraph">
      <style:paragraph-properties fo:margin-bottom="0in" fo:line-height="100%"/>
      <style:text-properties fo:language="en" fo:country="US"/>
    </style:style>
    <style:style style:name="P821" style:parent-style-name="Normal" style:family="paragraph">
      <style:paragraph-properties fo:margin-bottom="0in" fo:line-height="100%"/>
      <style:text-properties fo:language="en" fo:country="US"/>
    </style:style>
    <style:style style:name="P8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24" style:parent-style-name="Normal" style:family="paragraph">
      <style:paragraph-properties fo:margin-bottom="0in" fo:line-height="100%"/>
      <style:text-properties fo:language="en" fo:country="US"/>
    </style:style>
    <style:style style:name="P825" style:parent-style-name="Normal" style:family="paragraph">
      <style:paragraph-properties fo:margin-bottom="0in" fo:line-height="100%"/>
      <style:text-properties fo:language="en" fo:country="US"/>
    </style:style>
    <style:style style:name="P826" style:parent-style-name="Normal" style:family="paragraph">
      <style:paragraph-properties fo:margin-bottom="0in" fo:line-height="100%"/>
      <style:text-properties fo:language="en" fo:country="US"/>
    </style:style>
    <style:style style:name="P827" style:parent-style-name="Normal" style:family="paragraph">
      <style:paragraph-properties fo:margin-bottom="0in" fo:line-height="100%"/>
      <style:text-properties fo:language="en" fo:country="US"/>
    </style:style>
    <style:style style:name="P828" style:parent-style-name="Normal" style:family="paragraph">
      <style:paragraph-properties fo:margin-bottom="0in" fo:line-height="100%"/>
      <style:text-properties fo:language="en" fo:country="US"/>
    </style:style>
    <style:style style:name="P829" style:parent-style-name="Normal" style:family="paragraph">
      <style:paragraph-properties fo:margin-bottom="0in" fo:line-height="100%"/>
    </style:style>
    <style:style style:name="P830" style:parent-style-name="Normal" style:family="paragraph">
      <style:paragraph-properties fo:margin-bottom="0in" fo:line-height="100%"/>
    </style:style>
    <style:style style:name="P831" style:parent-style-name="Normal" style:family="paragraph">
      <style:paragraph-properties fo:margin-bottom="0in" fo:line-height="100%"/>
    </style:style>
    <style:style style:name="P832" style:parent-style-name="Normal" style:family="paragraph">
      <style:paragraph-properties fo:margin-bottom="0in" fo:line-height="100%"/>
    </style:style>
    <style:style style:name="P833" style:parent-style-name="Normal" style:family="paragraph">
      <style:paragraph-properties fo:margin-bottom="0in" fo:line-height="100%"/>
    </style:style>
    <style:style style:name="P834" style:parent-style-name="Normal" style:family="paragraph">
      <style:paragraph-properties fo:margin-bottom="0in" fo:line-height="100%"/>
    </style:style>
    <style:style style:name="P835" style:parent-style-name="Normal" style:family="paragraph">
      <style:paragraph-properties fo:margin-bottom="0in" fo:line-height="100%"/>
    </style:style>
    <style:style style:name="P836" style:parent-style-name="Normal" style:family="paragraph">
      <style:paragraph-properties fo:margin-bottom="0in" fo:line-height="100%"/>
    </style:style>
    <style:style style:name="P8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8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8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840" style:parent-style-name="DefaultParagraphFont" style:family="text">
      <style:text-properties fo:language="en" fo:country="US"/>
    </style:style>
    <style:style style:name="P8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852" style:parent-style-name="Normal" style:family="paragraph">
      <style:paragraph-properties fo:margin-bottom="0in" fo:line-height="100%"/>
    </style:style>
    <style:style style:name="P853" style:parent-style-name="Normal" style:family="paragraph">
      <style:paragraph-properties fo:margin-bottom="0in" fo:line-height="100%"/>
    </style:style>
    <style:style style:name="P854" style:parent-style-name="Normal" style:family="paragraph">
      <style:paragraph-properties fo:margin-bottom="0in" fo:line-height="100%"/>
    </style:style>
    <style:style style:name="P855" style:parent-style-name="Normal" style:family="paragraph">
      <style:paragraph-properties fo:margin-bottom="0in" fo:line-height="100%"/>
    </style:style>
    <style:style style:name="P8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/>
    </style:style>
    <style:style style:name="P8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/>
    </style:style>
    <style:style style:name="P8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859" style:parent-style-name="DefaultParagraphFont" style:family="text">
      <style:text-properties fo:font-weight="bold" style:font-weight-asian="bold" style:font-weight-complex="bold"/>
    </style:style>
    <style:style style:name="T860" style:parent-style-name="DefaultParagraphFont" style:family="text">
      <style:text-properties fo:font-weight="bold" style:font-weight-asian="bold" style:font-weight-complex="bold" fo:language="en" fo:country="US"/>
    </style:style>
    <style:style style:name="P8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73" style:parent-style-name="Normal" style:family="paragraph">
      <style:paragraph-properties fo:margin-bottom="0in" fo:line-height="100%"/>
      <style:text-properties fo:language="en" fo:country="US"/>
    </style:style>
    <style:style style:name="P874" style:parent-style-name="Normal" style:family="paragraph">
      <style:paragraph-properties fo:margin-bottom="0in" fo:line-height="100%"/>
      <style:text-properties fo:language="en" fo:country="US"/>
    </style:style>
    <style:style style:name="P875" style:parent-style-name="Normal" style:family="paragraph">
      <style:paragraph-properties fo:margin-bottom="0in" fo:line-height="100%"/>
      <style:text-properties fo:language="en" fo:country="US"/>
    </style:style>
    <style:style style:name="P876" style:parent-style-name="Normal" style:family="paragraph">
      <style:paragraph-properties fo:margin-bottom="0in" fo:line-height="100%"/>
      <style:text-properties fo:language="en" fo:country="US"/>
    </style:style>
    <style:style style:name="P877" style:parent-style-name="Normal" style:family="paragraph">
      <style:paragraph-properties fo:margin-bottom="0in" fo:line-height="100%"/>
      <style:text-properties fo:language="en" fo:country="US"/>
    </style:style>
    <style:style style:name="P8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2" style:parent-style-name="Normal" style:family="paragraph">
      <style:paragraph-properties fo:margin-bottom="0in" fo:line-height="100%"/>
      <style:text-properties fo:language="en" fo:country="US"/>
    </style:style>
    <style:style style:name="P893" style:parent-style-name="Normal" style:family="paragraph">
      <style:paragraph-properties fo:margin-bottom="0in" fo:line-height="100%"/>
      <style:text-properties fo:language="en" fo:country="US"/>
    </style:style>
    <style:style style:name="P8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5" style:parent-style-name="Normal" style:family="paragraph">
      <style:paragraph-properties fo:margin-bottom="0in" fo:line-height="100%"/>
      <style:text-properties fo:language="en" fo:country="US"/>
    </style:style>
    <style:style style:name="P8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918" style:parent-style-name="DefaultParagraphFont" style:family="text">
      <style:text-properties fo:language="en" fo:country="US"/>
    </style:style>
    <style:style style:name="P9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962" style:parent-style-name="DefaultParagraphFont" style:family="text">
      <style:text-properties fo:language="en" fo:country="US"/>
    </style:style>
    <style:style style:name="P9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987" style:parent-style-name="DefaultParagraphFont" style:family="text">
      <style:text-properties fo:language="en" fo:country="US"/>
    </style:style>
    <style:style style:name="P9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032" style:parent-style-name="DefaultParagraphFont" style:family="text">
      <style:text-properties fo:language="en" fo:country="US"/>
    </style:style>
    <style:style style:name="P10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055" style:parent-style-name="DefaultParagraphFont" style:family="text">
      <style:text-properties fo:language="en" fo:country="US"/>
    </style:style>
    <style:style style:name="P10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131" style:parent-style-name="DefaultParagraphFont" style:family="text">
      <style:text-properties fo:language="en" fo:country="US"/>
    </style:style>
    <style:style style:name="P11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193" style:parent-style-name="DefaultParagraphFont" style:family="text">
      <style:text-properties fo:language="en" fo:country="US"/>
    </style:style>
    <style:style style:name="P11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215" style:parent-style-name="DefaultParagraphFont" style:family="text">
      <style:text-properties fo:language="en" fo:country="US"/>
    </style:style>
    <style:style style:name="P12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</office:automatic-styles>
  <office:body>
    <office:text text:use-soft-page-breaks="true">
      <text:p text:style-name="P1">Service Detail:</text:p>
      <text:p text:style-name="P2"/>
      <text:p text:style-name="P3"/>
      <text:p text:style-name="P4">List All Service <text:s/>Request:</text:p>
      <text:p text:style-name="P5"/>
      <text:p text:style-name="P6">{</text:p>
      <text:p text:style-name="P7"><text:s text:c="2"/>"dburl": "http://131.116.44.150:1317/services/DB2ServiceDiscover",</text:p>
      <text:p text:style-name="P8"><text:s text:c="2"/>"username": "a472inb",</text:p>
      <text:p text:style-name="P9"><text:s text:c="2"/>"password": "INblatS2",</text:p>
      <text:p text:style-name="P10"><text:s text:c="2"/>"response": ""</text:p>
      <text:p text:style-name="P11">}</text:p>
      <text:p text:style-name="P12"/>
      <text:p text:style-name="P13">Drop Service API Sample Request:</text:p>
      <text:p text:style-name="P14">{</text:p>
      <text:p text:style-name="P15"><text:s text:c="2"/>"dburl": "http://131.116.44.150:1317/services/DB2ServiceManager",</text:p>
      <text:p text:style-name="P16"><text:s text:c="2"/>"username": " a472inb ",</text:p>
      <text:p text:style-name="P17"><text:s text:c="2"/>"password": " INblatS2",</text:p>
      <text:p text:style-name="P18"><text:s text:c="2"/>"collectionID": "SYSIBMSERVICE",</text:p>
      <text:p text:style-name="P19"><text:s text:c="2"/>"serviceName": "sos025",</text:p>
      <text:p text:style-name="P20"><text:s text:c="2"/>"requestType": "dropService",</text:p>
      <text:p text:style-name="P21"><text:s text:c="2"/>"version": "V1",</text:p>
      <text:p text:style-name="P22"><text:s text:c="2"/>"response": ""</text:p>
      <text:p text:style-name="P23">}</text:p>
      <text:p text:style-name="P24"/>
      <text:p text:style-name="P25">/************************************************ **************/</text:p>
      <text:p text:style-name="P26">/*mdifrmSearch.dfOrgPersnr */</text:p>
      <text:p text:style-name="P27">/*On SAM_Validate */</text:p>
      <text:p text:style-name="P28">/************************************************ **************/</text:p>
      <text:p text:style-name="P29">SOS02: Service creation Request</text:p>
      <text:p text:style-name="P30"/>
      <text:p text:style-name="P31">{</text:p>
      <text:p text:style-name="P32"><text:s text:c="2"/>"dburl": "http://131.116.44.150:1317/services/DB2ServiceManager",</text:p>
      <text:p text:style-name="P33"><text:s text:c="2"/>"username": "a472inb",</text:p>
      <text:p text:style-name="P34"><text:s text:c="2"/>"password": "INblatS2",</text:p>
      <text:p text:style-name="P35"><text:s text:c="2"/>"sqlStmt": "SELECT CUST_PARTN_ID,CUST_OID,CURR_CUST_ID,CAST(PRSON_ORG_NM AS VARCHAR(10) FOR SBCS DATA) AS PRSON_ORG_NM FROM STHDSN1.TICGRP1.CUSTOMER_DATA <text:s/>WHERE <text:s/>CAST(PRSON_ORG_NM AS VARCHAR(10) FOR SBCS DATA) = :PRSON_ORG_NM",</text:p>
      <text:p text:style-name="P36"><text:s text:c="2"/>"collectionID": "SYSIBMSERVICE",</text:p>
      <text:p text:style-name="P37"><text:s text:c="2"/>"owner": "COMINAT5",</text:p>
      <text:p text:style-name="P38"><text:s text:c="2"/>"validate": "BIND",</text:p>
      <text:p text:style-name="P39"><text:s text:c="2"/>"serviceName": "sos02",</text:p>
      <text:p text:style-name="P40"><text:s text:c="2"/>"description": "sos02 with PRSON_ORG_NM",</text:p>
      <text:p text:style-name="P41"><text:s text:c="2"/>"requestType": "createService",</text:p>
      <text:p text:style-name="P42"><text:s text:c="2"/>"version": "V1",</text:p>
      <text:p text:style-name="P43"><text:s text:c="2"/>"response": ""</text:p>
      <text:p text:style-name="P44">}</text:p>
      <text:p text:style-name="P45"/>
      <text:soft-page-break/>
      <text:p text:style-name="P46">curl -X POST <text:s/>http://131.116.44.150:1317/services/SYSIBMSERVICE/ sos02/V1 <text:s text:c="5"/>-H "Content-Type: application/json" <text:s text:c="5"/>-u a472inb:INblatS2</text:p>
      <text:p text:style-name="P47"/>
      <text:p text:style-name="P48">Query SOS02 Request:</text:p>
      <text:p text:style-name="P49"/>
      <text:p text:style-name="P50">{</text:p>
      <text:p text:style-name="P51"><text:s text:c="2"/>"dburl": "http://131.116.44.150:1317/services/SYSIBMSERVICE/sos02/V1 ",</text:p>
      <text:p text:style-name="P52"><text:span text:style-name="T53"><text:s text:c="2"/>"username": "a472inb",</text:span></text:p>
      <text:p text:style-name="P54"><text:s text:c="2"/>"password": "INblatS2",</text:p>
      <text:p text:style-name="P55"><text:s text:c="2"/>"params": {</text:p>
      <text:p text:style-name="P56"><text:s text:c="4"/>"PRSON_ORG_NM": "87VWXW6797"</text:p>
      <text:p text:style-name="P57"><text:s text:c="2"/>},</text:p>
      <text:p text:style-name="P58"><text:s text:c="2"/>"response": ""</text:p>
      <text:p text:style-name="P59">}</text:p>
      <text:p text:style-name="P60"/>
      <text:p text:style-name="P61"/>
      <text:p text:style-name="P62"/>
      <text:p text:style-name="P63">/************************************************ **************/</text:p>
      <text:p text:style-name="P64">/*mdifrmSearch.dfOrgPersnr */</text:p>
      <text:p text:style-name="P65">/*On SAM_Validate */</text:p>
      <text:p text:style-name="P66"><text:span text:style-name="T67">/************************************************ **************/</text:span></text:p>
      <text:p text:style-name="P68"/>
      <text:p text:style-name="P69"/>
      <text:p text:style-name="P70">SOS021 service creation Request:</text:p>
      <text:p text:style-name="P71"/>
      <text:p text:style-name="P72">{</text:p>
      <text:p text:style-name="P73"><text:s text:c="2"/>"dburl": "http://131.116.44.150:1317/services/DB2ServiceManager",</text:p>
      <text:p text:style-name="P74"><text:s text:c="2"/>"username": "a472inb",</text:p>
      <text:p text:style-name="P75"><text:s text:c="2"/>"password": "INblatS2",</text:p>
      <text:p text:style-name="P76"><text:s text:c="2"/>"sqlStmt": "SELECT 1 FROM STHDSN1.TICGRP1.CUSTOMER_DATA A,STHDSN1.TICGRP1.CUST_HIST_DATA B WHERE CAST(A.PRSON_ORG_NM AS VARCHAR(10) FOR SBCS DATA) =: PRSON_ORG_NM AND B.CUST_PARTN_ID = A.CUST_PARTN_ID AND B.CUST_OID = A.CUST_OID AND B.INTVL_START_DATE = (SELECT MAX(INTVL_START_DATE) FROM STHDSN1.TICGRP1.CUST_HIST_DATA WHERE CUST_PARTN_ID = B.CUST_PARTN_ID AND CUST_OID =B.CUST_OID) AND B.CUST_CATLG_COD = 'D'",</text:p>
      <text:p text:style-name="P77"><text:s text:c="2"/>"collectionID": "SYSIBMSERVICE",</text:p>
      <text:p text:style-name="P78"><text:s text:c="2"/>"owner": "COMINAT5",</text:p>
      <text:p text:style-name="P79"><text:s text:c="2"/>"validate": "BIND",</text:p>
      <text:p text:style-name="P80"><text:s text:c="2"/>"serviceName": "sos021",</text:p>
      <text:p text:style-name="P81"><text:s text:c="2"/>"description": "sos021 with PRSON_ORG_NM",</text:p>
      <text:p text:style-name="P82"><text:s text:c="2"/>"requestType": "createService",</text:p>
      <text:p text:style-name="P83"><text:s text:c="2"/>"version": "V1",</text:p>
      <text:p text:style-name="P84"><text:s text:c="2"/>"response": ""</text:p>
      <text:p text:style-name="P85">}</text:p>
      <text:p text:style-name="P86">SOS021 service query Request:</text:p>
      <text:p text:style-name="P87"/>
      <text:p text:style-name="P88">{</text:p>
      <text:p text:style-name="P89"><text:s text:c="2"/>"dburl": "http://131.116.44.150:1317/services/SYSIBMSERVICE/sos021/V1 ",</text:p>
      <text:p text:style-name="P90"><text:span text:style-name="T91"><text:s text:c="2"/>"username": "a472inb",</text:span></text:p>
      <text:p text:style-name="P92"><text:s text:c="2"/>"password": "INblatS2",</text:p>
      <text:p text:style-name="P93"><text:s text:c="2"/>"params": {</text:p>
      <text:soft-page-break/>
      <text:p text:style-name="P94"><text:s text:c="4"/>"PRSON_ORG_NM": "87VWXW6797"</text:p>
      <text:p text:style-name="P95"><text:s text:c="2"/>},</text:p>
      <text:p text:style-name="P96"><text:s text:c="2"/>"response": ""</text:p>
      <text:p text:style-name="P97">}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>/************************************************ **************/</text:p>
      <text:p text:style-name="P109">/*Function: fSetCustomerIDFakSearch terms */</text:p>
      <text:p text:style-name="P110">/* Description: Assigns customer ID based on invoice account */</text:p>
      <text:p text:style-name="P111">/*as search term. */</text:p>
      <text:p text:style-name="P112">/************************************************ **************/</text:p>
      <text:p text:style-name="P113">/* 2004-01-16 HAN0304-Be1 Several custoids */</text:p>
      <text:p text:style-name="P114"/>
      <text:p text:style-name="P115">SOS015 service creation request:</text:p>
      <text:p text:style-name="P116"/>
      <text:p text:style-name="P117">{</text:p>
      <text:p text:style-name="P118"><text:s text:c="2"/>"dburl": "http://131.116.44.150:1317/services/DB2ServiceManager",</text:p>
      <text:p text:style-name="P119"><text:s text:c="2"/>"username": "a472inb",</text:p>
      <text:p text:style-name="P120"><text:s text:c="2"/>"password": "INblatS2",</text:p>
      <text:p text:style-name="P121"><text:s text:c="2"/>"sqlStmt": "SELECT DISTINCT <text:s/>CAST(B.CUST_ID AS VARCHAR(14) FOR SBCS DATA) AS CUST_ID , CAST(B.CUST_OID AS VARCHAR(14) FOR SBCS DATA) AS CUST_OID <text:s/>FROM STHDSN1.TICGRP1.CUSTOMER_DATA A, STHDSN1.TICGRP1.CUST_ID_HIST_DATA B, STHDSN1.TICGRP1.BACCT_HIST_DATA C,STHDSN1.TICGRP1.BACCT_ID_HIST_DATA D WHERE <text:s/>CAST(D.BACCT_ID AS VARCHAR(15) FOR SBCS DATA) =:BACCT_ID AND D.INTVL_START_DATE=(SELECT MAX(INTVL_START_DATE) FROM STHDSN1.TICGRP1.BACCT_ID_HIST_DATA WHERE BACCT_ID=D.BACCT_ID) AND C.BACCT_PARTN_ID=D.BACCT_PARTN_ID AND C.BACCT_OID=D.BACCT_OID AND C.INTVL_START_DATE= (SELECT MAX(INTVL_START_DATE) FROM STHDSN1.TICGRP1.BACCT_HIST_DATA WHERE <text:s text:c="2"/>BACCT_PARTN_ID=C.BACCT_PARTN_ID AND <text:s/>BACCT_OID=C.BACCT_OID) <text:s/>AND C.CUST_OID=A.CUST_OID AND B.CUST_PARTN_ID=A.CUST_PARTN_ID AND B.CUST_OID=A.CUST_OID AND <text:s/>B.INTVL_START_DATE=(SELECT MAX(INTVL_START_DATE) FROM STHDSN1.TICGRP1.CUST_ID_HIST_DATA WHERE CUST_PARTN_ID=A.CUST_PARTN_ID AND CUST_OID=A.CUST_OID) ORDER BY 1 ASC",</text:p>
      <text:p text:style-name="P122"><text:s text:c="2"/>"collectionID": "SYSIBMSERVICE",</text:p>
      <text:p text:style-name="P123"><text:s text:c="2"/>"owner": "COMINAT5",</text:p>
      <text:p text:style-name="P124"><text:s text:c="2"/>"validate": "BIND",</text:p>
      <text:p text:style-name="P125"><text:s text:c="2"/>"serviceName": "sos015",</text:p>
      <text:p text:style-name="P126"><text:s text:c="2"/>"description": "sos015 with BACCT_ID",</text:p>
      <text:p text:style-name="P127"><text:s text:c="2"/>"requestType": "createService",</text:p>
      <text:p text:style-name="P128"><text:s text:c="2"/>"version": "V1",</text:p>
      <text:p text:style-name="P129"><text:s text:c="2"/>"response": ""</text:p>
      <text:p text:style-name="P130">}</text:p>
      <text:p text:style-name="P131"/>
      <text:p text:style-name="P132"/>
      <text:soft-page-break/>
      <text:p text:style-name="P133">/************************************************ **************/</text:p>
      <text:p text:style-name="P134">/* Function: fSearchWithItemKund */</text:p>
      <text:p text:style-name="P135">/* Description: Sets Select statement with selected customer number as search term*/</text:p>
      <text:p text:style-name="P136">/* BIS1205-B2: TS_CUST_ID added */</text:p>
      <text:p text:style-name="P137">/************************************************ **************/</text:p>
      <text:p text:style-name="P138"/>
      <text:p text:style-name="P139">SOS016 service creation request:</text:p>
      <text:p text:style-name="P140"/>
      <text:p text:style-name="P141">{</text:p>
      <text:p text:style-name="P142"><text:s text:c="2"/>"dburl": "http://131.116.44.150:1317/services/DB2ServiceManager",</text:p>
      <text:p text:style-name="P143"><text:s text:c="2"/>"username": "a472inb",</text:p>
      <text:p text:style-name="P144"><text:s text:c="2"/>"password": "INblatS2",</text:p>
      <text:p text:style-name="P145"><text:s text:c="2"/>"sqlStmt": " SELECT <text:s/>A.CUST_PARTN_ID, A.CUST_OID, A.INTVL_START_DATE, B.PRSON_FULL_NAME, B.BUS_NAME, CAST(B.CUST_TYPCD AS VARCHAR(10) FOR SBCS DATA) AS CUST_TYPCD, CAST(C.PRSON_ORG_NM AS VARCHAR(15) FOR SBCS DATA) AS PRSON_ORG_NM, C.TS_CUST_ID FROM STHDSN1.TICGRP1.CUST_ID_HIST_DATA A, STHDSN1.TICGRP1.CUST_HIST_DATA B, STHDSN1.TICGRP1.CUSTOMER_DATA C WHERE <text:s text:c="9"/>CAST(A.CUST_ID AS VARCHAR(15) FOR SBCS DATA) =:CUST_ID AND B.CUST_PARTN_ID = A.CUST_PARTN_ID AND B.CUST_OID = A.CUST_OID AND B.INTVL_START_DATE = (SELECT MAX(INTVL_START_DATE) FROM STHDSN1.TICGRP1.CUST_HIST_DATA WHERE CUST_PARTN_ID = B.CUST_PARTN_ID AND CUST_OID = B.CUST_OID) AND C.CUST_PARTN_ID = A.CUST_PARTN_ID AND <text:s/>C.CUST_OID = A.CUST_OID",</text:p>
      <text:p text:style-name="P146"><text:s text:c="2"/>"collectionID": "SYSIBMSERVICE",</text:p>
      <text:p text:style-name="P147"><text:s text:c="2"/>"owner": "COMINAT5",</text:p>
      <text:p text:style-name="P148"><text:s text:c="2"/>"validate": "BIND",</text:p>
      <text:p text:style-name="P149"><text:s text:c="2"/>"serviceName": "sos016",</text:p>
      <text:p text:style-name="P150"><text:s text:c="2"/>"description": "sos016 with CUST_ID",</text:p>
      <text:p text:style-name="P151"><text:s text:c="2"/>"requestType": "createService",</text:p>
      <text:p text:style-name="P152"><text:s text:c="2"/>"version": "V1",</text:p>
      <text:p text:style-name="P153"><text:s text:c="2"/>"response": ""</text:p>
      <text:p text:style-name="P154"><text:span text:style-name="T155">}</text:span></text:p>
      <text:p text:style-name="P156">/************************************************ **************/</text:p>
      <text:p text:style-name="P157">/*Function: fSearchWithItemAccount */</text:p>
      <text:p text:style-name="P158">/* Description: Gets customer and customer name data in database, */</text:p>
      <text:p text:style-name="P159">/* using selected invoice number as search term. */</text:p>
      <text:p text:style-name="P160">/* BIS1205-Be2, get the TS_CUST_ID column as well. */</text:p>
      <text:p text:style-name="P161">/************************************************ **************/</text:p>
      <text:p text:style-name="P162"/>
      <text:p text:style-name="P163">SOS017 service creation request:</text:p>
      <text:p text:style-name="P164"/>
      <text:p text:style-name="P165">{</text:p>
      <text:p text:style-name="P166"><text:s text:c="2"/>"dburl": "http://131.116.44.150:1317/services/DB2ServiceManager",</text:p>
      <text:p text:style-name="P167"><text:s text:c="2"/>"username": "a472inb",</text:p>
      <text:p text:style-name="P168"><text:s text:c="2"/>"password": "INblatS2",</text:p>
      <text:p text:style-name="P169"><text:s text:c="2"/>"sqlStmt": "SELECT A.CURR_CUST_ID, B.CUST_OID, CAST(B.CUST_TYPCD AS VARCHAR(10) FOR SBCS DATA) AS CUST_TYPCD, B.BUS_NAME, B.PRSON_FULL_NAME, C.CURR_BACCT_ID, C.BACCT_OID, CAST(A.PRSON_ORG_NM AS VARCHAR(10) FOR SBCS DATA) AS PRSON_ORG_NM, A.CUST_PARTN_ID, C.BACCT_PARTN_ID, A.TS_CUST_ID FROM <text:s text:c="5"/>STHDSN1.TICGRP1.CUSTOMER_DATA A, STHDSN1.TICGRP1.CUST_HIST_DATA B, STHDSN1.TICGRP1.BACCT_DATA C, STHDSN1.TICGRP1.CUST_ID_HIST_DATA D, STHDSN1.TICGRP1.BACCT_ID_HIST_DATA E WHERE (CAST(D.CUST_ID AS VARCHAR(44) FOR SBCS DATA) =:CUST_ID AND D.INTVL_START_DATE = (SELECT MAX(INTVL_START_DATE) FROM <text:s text:c="3"/>STHDSN1.TICGRP1.CUST_ID_HIST_DATA WHERE CAST(CUST_ID AS<text:s/><text:soft-page-break/>VARCHAR(44) FOR SBCS DATA) = :CUST_ID)) AND <text:s text:c="4"/>A.CUST_PARTN_ID = D.CUST_PARTN_ID AND A.CUST_OID = D.CUST_OID AND <text:s/>(B.CUST_PARTN_ID = D.CUST_PARTN_ID AND B.CUST_OID = D.CUST_OID AND <text:s/>B.INTVL_START_DATE = (SELECT MAX(INTVL_START_DATE) FROM <text:s/>STHDSN1.TICGRP1.CUST_HIST_DATA WHERE CUST_PARTN_ID = B.CUST_PARTN_ID AND CUST_OID=B.CUST_OID)) AND <text:s/>(CAST(E.BACCT_ID AS VARCHAR(44) FOR SBCS DATA) = :BACCT_ID AND <text:s/>E.INTVL_START_DATE = (SELECT MAX(INTVL_START_DATE) FROM <text:s/>STHDSN1.TICGRP1.BACCT_ID_HIST_DATA WHERE CAST(BACCT_ID AS VARCHAR(44) FOR SBCS DATA) =: BACCT_ID)) AND (C.BACCT_PARTN_ID = E.BACCT_PARTN_ID AND C.BACCT_OID = E.BACCT_OID)",</text:p>
      <text:p text:style-name="P170"><text:s text:c="2"/>"collectionID": "SYSIBMSERVICE",</text:p>
      <text:p text:style-name="P171"><text:s text:c="2"/>"owner": "COMINAT5",</text:p>
      <text:p text:style-name="P172"><text:s text:c="2"/>"validate": "BIND",</text:p>
      <text:p text:style-name="P173"><text:s text:c="2"/>"serviceName": "sos017",</text:p>
      <text:p text:style-name="P174"><text:s text:c="2"/>"description": "sos017 with CUST_ID and BACCT_ID",</text:p>
      <text:p text:style-name="P175"><text:s text:c="2"/>"requestType": "createService",</text:p>
      <text:p text:style-name="P176"><text:s text:c="2"/>"version": "V1",</text:p>
      <text:p text:style-name="P177"><text:s text:c="2"/>"response": ""</text:p>
      <text:p text:style-name="P178">}</text:p>
      <text:p text:style-name="P179">Additional:</text:p>
      <text:p text:style-name="P180"/>
      <text:p text:style-name="P181">{</text:p>
      <text:p text:style-name="P182"><text:s text:c="2"/>"dburl": "http://131.116.44.150:1317/services/DB2ServiceManager",</text:p>
      <text:p text:style-name="P183"><text:s text:c="2"/>"username": "a472inb",</text:p>
      <text:p text:style-name="P184"><text:s text:c="2"/>"password": "INblatS2",</text:p>
      <text:p text:style-name="P185"><text:s text:c="2"/>"sqlStmt": "SELECT A.CURR_CUST_ID, B.CUST_OID, CAST(B.CUST_TYPCD AS VARCHAR(10) FOR SBCS DATA) AS CUST_TYPCD, B.BUS_NAME, B.PRSON_FULL_NAME, C.CURR_BACCT_ID, C.BACCT_OID, CAST(A.PRSON_ORG_NM AS VARCHAR(10) FOR SBCS DATA) AS PRSON_ORG_NM, A.CUST_PARTN_ID, C.BACCT_PARTN_ID, A.TS_CUST_ID FROM <text:s text:c="5"/>STHDSN1.TICGRP1.CUSTOMER_DATA A, STHDSN1.TICGRP1.CUST_HIST_DATA B, STHDSN1.TICGRP1.BACCT_DATA C, STHDSN1.TICGRP1.CUST_ID_HIST_DATA D, STHDSN1.TICGRP1.BACCT_ID_HIST_DATA E WHERE (CAST(D.CUST_ID AS VARCHAR(44) FOR SBCS DATA) =:CUST_ID AND D.INTVL_START_DATE = (SELECT MAX(INTVL_START_DATE) FROM <text:s text:c="3"/>STHDSN1.TICGRP1.CUST_ID_HIST_DATA WHERE CAST(CUST_ID AS VARCHAR(44) FOR SBCS DATA) = :CUST_ID)) AND <text:s text:c="4"/>A.CUST_PARTN_ID = D.CUST_PARTN_ID AND A.CUST_OID = D.CUST_OID AND <text:s/>(B.CUST_PARTN_ID = D.CUST_PARTN_ID AND B.CUST_OID = D.CUST_OID AND <text:s/>B.INTVL_START_DATE = (SELECT MAX(INTVL_START_DATE) FROM <text:s/>STHDSN1.TICGRP1.CUST_HIST_DATA WHERE CUST_PARTN_ID = B.CUST_PARTN_ID AND CUST_OID=B.CUST_OID)) AND <text:s/>(CAST(E.BACCT_ID AS VARCHAR(44) FOR SBCS DATA) = :BACCT_ID AND <text:s/>E.INTVL_START_DATE = (SELECT MAX(INTVL_START_DATE) FROM <text:s/>STHDSN1.TICGRP1.BACCT_ID_HIST_DATA WHERE CAST(BACCT_ID AS VARCHAR(44) FOR SBCS DATA) =: BACCT_ID)) AND (C.BACCT_PARTN_ID = E.BACCT_PARTN_ID AND C.BACCT_OID = E.BACCT_OID)",</text:p>
      <text:p text:style-name="P186"><text:s text:c="2"/>"collectionID": "SYSIBMSERVICE",</text:p>
      <text:p text:style-name="P187"><text:s text:c="2"/>"owner": "COMINAT5",</text:p>
      <text:p text:style-name="P188"><text:s text:c="2"/>"validate": "BIND",</text:p>
      <text:p text:style-name="P189"><text:s text:c="2"/>"serviceName": "sos017x",</text:p>
      <text:p text:style-name="P190"><text:s text:c="2"/>"description": "sos017x with CUST_ID and BACCT_ID",</text:p>
      <text:p text:style-name="P191"><text:s text:c="2"/>"requestType": "createService",</text:p>
      <text:p text:style-name="P192"><text:s text:c="2"/>"version": "V1",</text:p>
      <text:p text:style-name="P193"><text:s text:c="2"/>"response": ""</text:p>
      <text:p text:style-name="P194">}</text:p>
      <text:p text:style-name="P195"/>
      <text:p text:style-name="P196"/>
      <text:p text:style-name="P197">/************************************************ **************/</text:p>
      <text:p text:style-name="P198">/*mdifrmSearch.dfTSCid */</text:p>
      <text:soft-page-break/>
      <text:p text:style-name="P199">/*On SAM_Validate */</text:p>
      <text:p text:style-name="P200">/*BIS1205-Be2 New Label, get customer ID with TSCID */</text:p>
      <text:p text:style-name="P201">/************************************************ **************/</text:p>
      <text:p text:style-name="P202">SOS025 service creation request</text:p>
      <text:p text:style-name="P203"/>
      <text:p text:style-name="P204">{</text:p>
      <text:p text:style-name="P205"><text:s text:c="2"/>"dburl": "http://131.116.44.150:1317/services/DB2ServiceManager",</text:p>
      <text:p text:style-name="P206"><text:s text:c="2"/>"username": "a472inb",</text:p>
      <text:p text:style-name="P207"><text:s text:c="2"/>"password": "INblatS2",</text:p>
      <text:p text:style-name="P208"><text:s text:c="2"/>"sqlStmt": "SELECT CUST_PARTN_ID,CUST_OID,CURR_CUST_ID,CAST(PRSON_ORG_NM AS VARCHAR(10) FOR SBCS DATA) AS PRSON_ORG_NM <text:s/>FROM STHDSN1.TICGRP1.CUSTOMER_DATA <text:s/>WHERE TS_CUST_ID=:TS_CUST_ID",</text:p>
      <text:p text:style-name="P209"><text:s text:c="2"/>"collectionID": "SYSIBMSERVICE",</text:p>
      <text:p text:style-name="P210"><text:s text:c="2"/>"owner": "COMINAT5",</text:p>
      <text:p text:style-name="P211"><text:s text:c="2"/>"validate": "BIND",</text:p>
      <text:p text:style-name="P212"><text:s text:c="2"/>"serviceName": "sos025",</text:p>
      <text:p text:style-name="P213"><text:s text:c="2"/>"description": "sos025 with TS_CUST_ID",</text:p>
      <text:p text:style-name="P214"><text:s text:c="2"/>"requestType": "createService",</text:p>
      <text:p text:style-name="P215"><text:s text:c="2"/>"version": "V1",</text:p>
      <text:p text:style-name="P216"><text:s text:c="2"/>"response": ""</text:p>
      <text:p text:style-name="P217">}</text:p>
      <text:p text:style-name="P218">SOS025 <text:s/>query Service example:</text:p>
      <text:p text:style-name="P219">{</text:p>
      <text:p text:style-name="P220"><text:s text:c="2"/>"dburl": "http://131.116.44.150:1317/services/SYSIBMSERVICE/sos025/V1 ",</text:p>
      <text:p text:style-name="P221"><text:span text:style-name="T222"><text:s text:c="2"/>"username": "a472inb",</text:span></text:p>
      <text:p text:style-name="P223"><text:s text:c="2"/>"password": "INblatS2",</text:p>
      <text:p text:style-name="P224"><text:s text:c="2"/>"params": {</text:p>
      <text:p text:style-name="P225"><text:s text:c="4"/>"TS_CUST_ID": "70ABCD7566"</text:p>
      <text:p text:style-name="P226"><text:s text:c="2"/>},</text:p>
      <text:p text:style-name="P227"><text:s text:c="2"/>"response": ""</text:p>
      <text:p text:style-name="P228">}<text:tab/></text:p>
      <text:p text:style-name="P229"/>
      <text:p text:style-name="P230"/>
      <text:p text:style-name="P231"/>
      <text:p text:style-name="P232"/>
      <text:p text:style-name="P233">/************************************************ ********************/</text:p>
      <text:p text:style-name="P234">/*Function: fFillComboboxInvoiceAccount */</text:p>
      <text:p text:style-name="P235"/>
      <text:p text:style-name="P236">/* Description: Fills in the invoice account in the existing combo box */</text:p>
      <text:p text:style-name="P237">/* stored in the database, either invoice account for selected customer or */</text:p>
      <text:p text:style-name="P238">/* billing accounts for all customers. Checking if the active field has */</text:p>
      <text:p text:style-name="P239">/* any value assigned and if so save the value in a */</text:p>
      <text:p text:style-name="P240">/* temporary variable. */</text:p>
      <text:p text:style-name="P241"/>
      <text:p text:style-name="P242">/* Assigns the variable sBillableAccount if necessary. selected invoice account */</text:p>
      <text:p text:style-name="P243">/* Check if any customer_id has been specified. */</text:p>
      <text:p text:style-name="P244">/************************************************ ********************/</text:p>
      <text:p text:style-name="P245"/>
      <text:p text:style-name="P246">SOS13 Create Service Request</text:p>
      <text:p text:style-name="P247"/>
      <text:p text:style-name="P248"><text:bookmark-start text:name="_Hlk176947530"/>{</text:p>
      <text:p text:style-name="P249"><text:s text:c="2"/>"dburl": "http://131.116.44.150:1317/services/DB2ServiceManager",</text:p>
      <text:soft-page-break/>
      <text:p text:style-name="P250"><text:s text:c="2"/>"username": "a472inb",</text:p>
      <text:p text:style-name="P251"><text:s text:c="2"/>"password": "INblatS2",</text:p>
      <text:p text:style-name="P252"><text:span text:style-name="T253">"sqlStmt": "</text:span><text:span text:style-name="T254"><text:s/></text:span><text:span text:style-name="T255">SELECT <text:s/>DISTINCT C.CURR_BACCT_ID, CHAR(EFFEC_STOP_DATE,ISO), C.CURR_CUST_OID <text:s/>FROM <text:s text:c="2"/>STHDSN1.TICGRP1.CUST_ID_HIST_DATA B, <text:s/>STHDSN1.TICGRP1.BACCT_DATA C, <text:s/>STHDSN1.TICGRP1.BACCT_HIST_DATA A <text:s/>WHERE <text:s/>CAST(B.CUST_ID AS VARCHAR(15) FOR SBCS DATA) =:CUST_ID <text:s/>AND <text:s/>A.CUST_OID = B.CUST_OID <text:s/>AND C.BACCT_PARTN_ID <text:s/>= A.BACCT_PARTN_ID <text:s/>AND C.BACCT_OID = A.BACCT_OID ORDER BY 2, 3 DESC, 1",</text:span></text:p>
      <text:p text:style-name="P256"><text:s text:c="2"/>"collectionID": "SYSIBMSERVICE",</text:p>
      <text:p text:style-name="P257"><text:s text:c="3"/>"owner": "COMINAT5",</text:p>
      <text:p text:style-name="P258"><text:s text:c="2"/>"validate": "BIND",</text:p>
      <text:p text:style-name="P259"><text:s text:c="2"/>"serviceName": "sos13",</text:p>
      <text:p text:style-name="P260"><text:s text:c="2"/>"description": "sos13 based on CUST_ID, CUST_ID",</text:p>
      <text:p text:style-name="P261"><text:s text:c="2"/>"requestType": "createService",</text:p>
      <text:p text:style-name="P262"><text:s text:c="2"/>"version": "V1",</text:p>
      <text:p text:style-name="P263"><text:s text:c="2"/>"response": ""</text:p>
      <text:p text:style-name="P264">} <text:s/></text:p>
      <text:p text:style-name="P265"><text:bookmark-end text:name="_Hlk176947530"/></text:p>
      <text:p text:style-name="P266"/>
      <text:p text:style-name="P267"/>
      <text:p text:style-name="P268"/>
      <text:p text:style-name="P269">/***************************************************************/ <text:s text:c="14"/></text:p>
      <text:p text:style-name="P270">/*Function: fHämtaCHRNfrånINST <text:s text:c="32"/>*/ <text:s text:c="14"/></text:p>
      <text:p text:style-name="P271">/* Description: Get this number's customer. Keep a count of how*/ <text:s text:c="14"/></text:p>
      <text:p text:style-name="P272">/* many customers in case &gt; 1. <text:s text:c="32"/>*/ <text:s text:c="14"/></text:p>
      <text:p text:style-name="P273"><text:span text:style-name="T274">/***************************************************************/ <text:s/></text:span><text:span text:style-name="T275"><text:s text:c="5"/></text:span></text:p>
      <text:p text:style-name="P276"/>
      <text:p text:style-name="P277">SOS20 service Request</text:p>
      <text:p text:style-name="P278">{</text:p>
      <text:p text:style-name="P279"><text:s text:c="2"/>"dburl": "http://131.116.44.150:1317/services/DB2ServiceManager",</text:p>
      <text:p text:style-name="P280"><text:s text:c="2"/>"username": "a472inb",</text:p>
      <text:p text:style-name="P281"><text:s text:c="2"/>"password": "INblatS2",</text:p>
      <text:p text:style-name="P282"><text:s text:c="2"/>"sqlStmt": "WITH LATEST_INSTN_DATA AS ( SELECT INSTN_OID, MAX(INTVL_START_DATE) AS MAX_START_DATE FROM STHDSN1.TICGRP1.INSTN_ID_HIST_DATA WHERE CAST(INSTN_ID AS VARCHAR(32) FOR SBCS DATA) = :INSTN_ID GROUP BY INSTN_OID ) SELECT DISTINCT E.CURR_CNUM_ID, E.CNUM_OID, E.CURR_CUST_OID FROM LATEST_INSTN_DATA A JOIN STHDSN1.TICGRP1.INSTN_ID_HIST_DATA B ON A.INSTN_OID = B.INSTN_OID AND A.MAX_START_DATE = B.INTVL_START_DATE JOIN STHDSN1.TICGRP1.CNUM_HIST_DATA D ON D.INSTN_OID = B.INSTN_OID AND (D.OWN_CNUM_OID = 0 OR D.CNUM_OID = D.OWN_CNUM_OID) JOIN STHDSN1.TICGRP1.CNUM_DATA E ON E.CURR_CUST_PARTN_ID = D.CURR_CUST_PARTN_ID AND E.CNUM_OID = D.CNUM_OID ORDER BY E.CURR_CNUM_ID, E.CNUM_OID",</text:p>
      <text:p text:style-name="P283"><text:s text:c="2"/>"collectionID": "SYSIBMSERVICE",</text:p>
      <text:p text:style-name="P284"><text:s text:c="2"/>"owner": "COMINAT5",</text:p>
      <text:p text:style-name="P285"><text:s text:c="2"/>"validate": "BIND",</text:p>
      <text:p text:style-name="P286"><text:s text:c="2"/>"serviceName": "sos20",</text:p>
      <text:p text:style-name="P287"><text:s text:c="2"/>"description": "sos20 with INSTN_ID",</text:p>
      <text:p text:style-name="P288"><text:s text:c="2"/>"requestType": "createService",</text:p>
      <text:p text:style-name="P289"><text:s text:c="2"/>"version": "V1",</text:p>
      <text:p text:style-name="P290"><text:s text:c="2"/>"response": ""</text:p>
      <text:p text:style-name="P291">}</text:p>
      <text:p text:style-name="P292"/>
      <text:p text:style-name="P293"/>
      <text:p text:style-name="P294"/>
      <text:soft-page-break/>
      <text:p text:style-name="P295">/********************************************************************/ <text:s text:c="9"/></text:p>
      <text:p text:style-name="P296">/*Function: fHämtaTidigareSenareKund <text:s text:c="31"/>*/ <text:s text:c="9"/></text:p>
      <text:p text:style-name="P297">/* Description: Get this number's customer. Keep a count of how many*/ <text:s text:c="9"/></text:p>
      <text:p text:style-name="P298">/* customers in case &gt; 1 <text:s text:c="43"/>*/ <text:s text:c="9"/></text:p>
      <text:p text:style-name="P299">/********************************************************************/ <text:s/></text:p>
      <text:p text:style-name="P300"/>
      <text:p text:style-name="P301">SOS19 service Request</text:p>
      <text:p text:style-name="P302"/>
      <text:p text:style-name="P303">{</text:p>
      <text:p text:style-name="P304"><text:s text:c="2"/>"dburl": "http://131.116.44.150:1317/services/DB2ServiceManager",</text:p>
      <text:p text:style-name="P305"><text:s text:c="2"/>"username": "a472inb",</text:p>
      <text:p text:style-name="P306"><text:s text:c="2"/>"password": "INblatS2",</text:p>
      <text:p text:style-name="P307"><text:s text:c="2"/>"sqlStmt": "SELECT <text:s/>A.CNUM_OID, A.CURR_CUST_OID, A.CURR_INSTN_OID, A.CURR_CUST_PARTN_ID, A.INTVL_START_DATE, A.INTVL_STOP_DATE FROM <text:s text:c="2"/>STHDSN1.TICGRP1.CNUM_ID_HIST_DATA A WHERE <text:s/>CAST(A.CNUM_ID AS VARCHAR(14) FOR SBCS DATA) =: CNUM_ID ORDER BY A.INTVL_START_DATE",</text:p>
      <text:p text:style-name="P308"><text:s text:c="2"/>"collectionID": "SYSIBMSERVICE",</text:p>
      <text:p text:style-name="P309"><text:s text:c="2"/>"owner": "COMINAT5",</text:p>
      <text:p text:style-name="P310"><text:s text:c="2"/>"validate": "BIND",</text:p>
      <text:p text:style-name="P311"><text:s text:c="2"/>"serviceName": "sos19",</text:p>
      <text:p text:style-name="P312"><text:s text:c="2"/>"description": "sos19 with CNUM_ID",</text:p>
      <text:p text:style-name="P313"><text:s text:c="2"/>"requestType": "createService",</text:p>
      <text:p text:style-name="P314"><text:s text:c="2"/>"version": "V1",</text:p>
      <text:p text:style-name="P315"><text:s text:c="2"/>"response": ""</text:p>
      <text:p text:style-name="P316"><text:span text:style-name="T317">}</text:span><text:span text:style-name="T318"><text:tab/></text:span></text:p>
      <text:p text:style-name="P319">/********************************************************************/ <text:s text:c="9"/></text:p>
      <text:p text:style-name="P320">/*Function: fSearchWithItemChargeablenumber*/ <text:s text:c="34"/></text:p>
      <text:p text:style-name="P321">/* BIS1205-Be2: Get the TS_CUST_ID column as well */ <text:s text:c="29"/></text:p>
      <text:p text:style-name="P322">/********************************************************************/ <text:s/></text:p>
      <text:p text:style-name="P323"/>
      <text:p text:style-name="P324">SOS181 service Request</text:p>
      <text:p text:style-name="P325"/>
      <text:p text:style-name="P326"/>
      <text:p text:style-name="P327">{</text:p>
      <text:p text:style-name="P328"><text:s text:c="2"/>"dburl": "http://131.116.44.150:1317/services/DB2ServiceManager",</text:p>
      <text:p text:style-name="P329"><text:s text:c="2"/>"username": "a472inb",</text:p>
      <text:p text:style-name="P330"><text:s text:c="2"/>"password": "INblatS2",</text:p>
      <text:p text:style-name="P331"><text:s text:c="2"/>"sqlStmt": " SELECT A.CURR_CUST_ID, B.CUST_OID,CAST(B.CUST_TYPCD AS VARCHAR(10) FOR SBCS DATA) AS CUST_TYPCD , B.BUS_NAME, B.PRSON_FULL_NAME, H.CURR_CNUM_ID, F.INSTN_OID, CAST(A.PRSON_ORG_NM AS VARCHAR(10) FOR SBCS DATA) AS PRSON_ORG_NM, A.CUST_PARTN_ID, A.TS_CUST_ID FROM STHDSN1.TICGRP1.CUSTOMER_DATA A, STHDSN1.TICGRP1.CUST_HIST_DATA B, STHDSN1.TICGRP1.CNUM_HIST_DATA F, STHDSN1.TICGRP1.CNUM_DATA H, STHDSN1.TICGRP1.CUST_ID_HIST_DATA I WHERE F.CURR_CUST_PARTN_ID =:CURR_CUST_PARTN_ID AND F.CNUM_OID =:CNUM_OID AND F.INTVL_START_DATE = (SELECT MAX(INTVL_START_DATE) FROM STHDSN1.TICGRP1.CNUM_HIST_DATA WHERE <text:s/>CURR_CUST_PARTN_ID = F.CURR_CUST_PARTN_ID AND CNUM_OID = F.CNUM_OID) AND (H.CNUM_OID = F.OWN_CNUM_OID OR (H.CNUM_OID = F.CNUM_OID AND F.OWN_CNUM_OID = 0)) AND CAST(I.CUST_ID AS VARCHAR(14) FOR SBCS DATA) =:CUST_ID AND A.CUST_PARTN_ID = I.CUST_PARTN_ID AND A.CUST_OID = I.CUST_OID AND B.CUST_PARTN_ID = I.CUST_PARTN_ID AND B.CUST_OID = I.CUST_OID AND B.INTVL_START_DATE = (SELECT MAX(INTVL_START_DATE) FROM STHDSN1.TICGRP1.CUST_HIST_DATA WHERE CUST_PARTN_ID = B.CUST_PARTN_ID AND CUST_OID = B.CUST_OID)",</text:p>
      <text:soft-page-break/>
      <text:p text:style-name="P332"><text:s text:c="2"/>"collectionID": "SYSIBMSERVICE",</text:p>
      <text:p text:style-name="P333"><text:s text:c="2"/>"owner": "COMINAT5",</text:p>
      <text:p text:style-name="P334"><text:s text:c="2"/>"validate": "BIND",</text:p>
      <text:p text:style-name="P335"><text:s text:c="2"/>"serviceName": "sos181",</text:p>
      <text:p text:style-name="P336"><text:s text:c="2"/>"description": "sos181 with CURR_CUST_PARTN_ID, CNUM_OID, CUST_ID, CURR_BACCT_ID",</text:p>
      <text:p text:style-name="P337"><text:s text:c="2"/>"requestType": "createService",</text:p>
      <text:p text:style-name="P338"><text:s text:c="2"/>"version": "V1",</text:p>
      <text:p text:style-name="P339"><text:s text:c="2"/>"response": ""</text:p>
      <text:p text:style-name="P340">}<text:tab/></text:p>
      <text:p text:style-name="P341"/>
      <text:p text:style-name="P342">Additional</text:p>
      <text:p text:style-name="P343"/>
      <text:p text:style-name="P344">{</text:p>
      <text:p text:style-name="P345"><text:s text:c="2"/>"dburl": "http://131.116.44.150:1317/services/DB2ServiceManager",</text:p>
      <text:p text:style-name="P346"><text:s text:c="2"/>"username": "a472inb",</text:p>
      <text:p text:style-name="P347"><text:s text:c="2"/>"password": "INblatS2",</text:p>
      <text:p text:style-name="P348"><text:s text:c="2"/>"sqlStmt": “SELECT A.CURR_CUST_ID, B.CUST_OID,CAST(B.CUST_TYPCD AS VARCHAR(10) FOR SBCS DATA) AS CUST_TYPCD , B.BUS_NAME, B.PRSON_FULL_NAME, H.CURR_CNUM_ID, F.INSTN_OID, CAST(A.PRSON_ORG_NM AS VARCHAR(10) FOR SBCS DATA) AS PRSON_ORG_NM, A.CUST_PARTN_ID, A.TS_CUST_ID FROM STHDSN1.TICGRP1.CUSTOMER_DATA A, STHDSN1.TICGRP1.CUST_HIST_DATA B, STHDSN1.TICGRP1.CNUM_HIST_DATA F, STHDSN1.TICGRP1.CNUM_DATA H, STHDSN1.TICGRP1.CUST_ID_HIST_DATA I WHERE F.CURR_CUST_PARTN_ID =:CURR_CUST_PARTN_ID AND F.CNUM_OID =:CNUM_OID AND F.INTVL_START_DATE = (SELECT MAX(INTVL_START_DATE) FROM STHDSN1.TICGRP1.CNUM_HIST_DATA WHERE <text:s/>CURR_CUST_PARTN_ID = F.CURR_CUST_PARTN_ID AND CNUM_OID = F.CNUM_OID) AND (H.CNUM_OID = F.OWN_CNUM_OID OR (H.CNUM_OID = F.CNUM_OID AND F.OWN_CNUM_OID = 0)) AND CAST(I.CUST_ID AS VARCHAR(14) FOR SBCS DATA) =:CUST_ID AND A.CUST_PARTN_ID = I.CUST_PARTN_ID AND A.CUST_OID = I.CUST_OID AND B.CUST_PARTN_ID = I.CUST_PARTN_ID AND B.CUST_OID = I.CUST_OID AND B.INTVL_START_DATE = (SELECT MAX(INTVL_START_DATE) FROM STHDSN1.TICGRP1.CUST_HIST_DATA WHERE CUST_PARTN_ID = B.CUST_PARTN_ID AND CUST_OID = B.CUST_OID)",</text:p>
      <text:p text:style-name="P349"><text:s text:c="2"/>"collectionID": "SYSIBMSERVICE",</text:p>
      <text:p text:style-name="P350"><text:s text:c="2"/>"owner": "COMINAT5",</text:p>
      <text:p text:style-name="P351"><text:s text:c="2"/>"validate": "BIND",</text:p>
      <text:p text:style-name="P352"><text:s text:c="2"/>"serviceName": "sos181x",</text:p>
      <text:p text:style-name="P353"><text:s text:c="2"/>"description": "sos181x with CURR_CUST_PARTN_ID, CNUM_OID, CUST_ID, CURR_BACCT_ID",</text:p>
      <text:p text:style-name="P354"><text:s text:c="2"/>"requestType": "createService",</text:p>
      <text:p text:style-name="P355"><text:s text:c="2"/>"version": "V1",</text:p>
      <text:p text:style-name="P356"><text:s text:c="2"/>"response": ""</text:p>
      <text:p text:style-name="P357">}<text:tab/></text:p>
      <text:p text:style-name="P358"/>
      <text:p text:style-name="P359">/********************************************************************/ <text:s text:c="9"/></text:p>
      <text:p text:style-name="P360">/*Function: fSearchWithItemChargeablenumber*/ <text:s text:c="34"/></text:p>
      <text:p text:style-name="P361">/* BIS1205-Be2: Hämta kolumnen TS_CUST_ID också */ <text:s text:c="29"/></text:p>
      <text:p text:style-name="P362">/********************************************************************/ <text:s text:c="9"/></text:p>
      <text:p text:style-name="P363">{</text:p>
      <text:p text:style-name="P364"><text:s text:c="2"/>"dburl": "http://131.116.44.150:1317/services/DB2ServiceManager",</text:p>
      <text:p text:style-name="P365"><text:s text:c="2"/>"username": "a472inb",</text:p>
      <text:p text:style-name="P366"><text:s text:c="2"/>"password": "INblatS2",</text:p>
      <text:p text:style-name="P367"><text:s text:c="2"/>"sqlStmt": "SELECT A.CURR_CUST_ID,B.CUST_OID, CAST(B.CUST_TYPCD AS VARCHAR(4) FOR SBCS DATA) AS CUST_TYPCD, B.BUS_NAME, B.PRSON_FULL_NAME, C.CURR_BACCT_ID,C.BACCT_OID, H.CURR_CNUM_ID, F.INSTN_OID, CAST(A.PRSON_ORG_NM AS VARCHAR(14) FOR SBCS DATA) AS<text:s/><text:soft-page-break/>PRSON_ORG_NM, A.CUST_PARTN_ID, C.BACCT_PARTN_ID, A.TS_CUST_ID FROM <text:s/>STHDSN1.TICGRP1.CUSTOMER_DATA A, STHDSN1.TICGRP1.CUST_HIST_DATA B, STHDSN1.TICGRP1.BACCT_DATA C, STHDSN1.TICGRP1.CNUM_HIST_DATA F, STHDSN1.TICGRP1.CNUM_DATA H, STHDSN1.TICGRP1.CUST_ID_HIST_DATA I, STHDSN1.TICGRP1.BACCT_HIST_DATA J WHERE F.CURR_CUST_PARTN_ID=:CURR_CUST_PARTN_ID AND F.CNUM_OID=:CNUM_OID AND <text:s/>F.INTVL_START_DATE = (SELECT MAX(INTVL_START_DATE) FROM <text:s text:c="3"/>STHDSN1.TICGRP1.CNUM_HIST_DATA WHERE <text:s text:c="3"/>CURR_CUST_PARTN_ID = F.CURR_CUST_PARTN_ID AND CNUM_OID = F.CNUM_OID) AND (H.CNUM_OID = F.OWN_CNUM_OID OR (H.CNUM_OID = F.CNUM_OID AND F.OWN_CNUM_OID = 0)) AND CAST(I.CUST_ID AS VARCHAR(14) FOR SBCS DATA) =:CUST_ID AND I.INTVL_START_DATE = (SELECT MAX(INTVL_START_DATE) FROM <text:s text:c="3"/>STHDSN1.TICGRP1.CUST_ID_HIST_DATA WHERE CUST_ID = I.CUST_ID) AND A.CUST_PARTN_ID = I.CUST_PARTN_ID AND A.CUST_OID = I.CUST_OID AND <text:s/>B.CUST_PARTN_ID = I.CUST_PARTN_ID AND <text:s text:c="7"/>B.CUST_OID=I.CUST_OID AND <text:s/>B.INTVL_START_DATE= (SELECT MAX(INTVL_START_DATE) FROM <text:s text:c="3"/>STHDSN1.TICGRP1.CUST_HIST_DATA WHERE <text:s text:c="3"/>CUST_PARTN_ID = B.CUST_PARTN_ID AND <text:s text:c="5"/>CUST_OID=B.CUST_OID) AND J.CUST_OID = I.CUST_OID AND J.INTVL_START_DATE = (SELECT MAX (INTVL_START_DATE) FROM <text:s text:c="3"/>STHDSN1.TICGRP1.BACCT_HIST_DATA WHERE <text:s text:c="3"/>CUST_OID = J.CUST_OID AND <text:s text:c="5"/>BACCT_OID = J.BACCT_OID) AND C.BACCT_PARTN_ID = J.BACCT_PARTN_ID AND C.BACCT_OID = J.BACCT_OID AND C.CURR_BACCT_ID =:CURR_BACCT_ID",</text:p>
      <text:p text:style-name="P368"><text:s text:c="2"/>"collectionID": "SYSIBMSERVICE",</text:p>
      <text:p text:style-name="P369"><text:s text:c="2"/>"owner": "COMINAT5",</text:p>
      <text:p text:style-name="P370"><text:s text:c="2"/>"validate": "BIND",</text:p>
      <text:p text:style-name="P371"><text:s text:c="2"/>"serviceName": "sos182",</text:p>
      <text:p text:style-name="P372"><text:s text:c="2"/>"description": "sos182 with CURR_CUST_PARTN_ID, CNUM_OID, CUST_ID, CURR_BACCT_ID",</text:p>
      <text:p text:style-name="P373"><text:s text:c="2"/>"requestType": "createService",</text:p>
      <text:p text:style-name="P374"><text:s text:c="2"/>"version": "V1",</text:p>
      <text:p text:style-name="P375"><text:s text:c="2"/>"response": ""</text:p>
      <text:p text:style-name="P376">}<text:tab/></text:p>
      <text:p text:style-name="P377"/>
      <text:p text:style-name="P378"/>
      <text:p text:style-name="P379"/>
      <text:p text:style-name="P380"/>
      <text:p text:style-name="P381">{</text:p>
      <text:p text:style-name="P382"><text:s text:c="2"/>"dburl": "http://131.116.44.150:1317/services/DB2ServiceManager",</text:p>
      <text:p text:style-name="P383"><text:s text:c="2"/>"username": "a472inb",</text:p>
      <text:p text:style-name="P384"><text:s text:c="2"/>"password": "INblatS2",</text:p>
      <text:p text:style-name="P385"><text:s text:c="2"/>"sqlStmt": "SELECT A.CURR_CUST_ID,B.CUST_OID, CAST(B.CUST_TYPCD AS VARCHAR(4) FOR SBCS DATA) AS CUST_TYPCD, B.BUS_NAME, B.PRSON_FULL_NAME, C.CURR_BACCT_ID,C.BACCT_OID, H.CURR_CNUM_ID, F.INSTN_OID, CAST(A.PRSON_ORG_NM AS VARCHAR(14) FOR SBCS DATA) AS PRSON_ORG_NM, A.CUST_PARTN_ID, C.BACCT_PARTN_ID, A.TS_CUST_ID FROM <text:s/>STHDSN1.TICGRP1.CUSTOMER_DATA A, STHDSN1.TICGRP1.CUST_HIST_DATA B, STHDSN1.TICGRP1.BACCT_DATA C, STHDSN1.TICGRP1.CNUM_HIST_DATA F, STHDSN1.TICGRP1.CNUM_DATA H, STHDSN1.TICGRP1.CUST_ID_HIST_DATA I, STHDSN1.TICGRP1.BACCT_HIST_DATA J WHERE F.CURR_CUST_PARTN_ID=:CURR_CUST_PARTN_ID AND F.CNUM_OID=:CNUM_OID AND <text:s/>F.INTVL_START_DATE = (SELECT MAX(INTVL_START_DATE) FROM <text:s text:c="3"/>STHDSN1.TICGRP1.CNUM_HIST_DATA WHERE <text:s text:c="3"/>CURR_CUST_PARTN_ID = F.CURR_CUST_PARTN_ID AND CNUM_OID = F.CNUM_OID) AND (H.CNUM_OID = F.OWN_CNUM_OID OR (H.CNUM_OID = F.CNUM_OID AND F.OWN_CNUM_OID = 0)) AND CAST(I.CUST_ID AS VARCHAR(14) FOR SBCS DATA) =:CUST_ID AND I.INTVL_START_DATE = (SELECT MAX(INTVL_START_DATE) FROM <text:s text:c="3"/>STHDSN1.TICGRP1.CUST_ID_HIST_DATA WHERE CUST_ID = I.CUST_ID) AND A.CUST_PARTN_ID = I.CUST_PARTN_ID AND A.CUST_OID = I.CUST_OID AND <text:s/>B.CUST_PARTN_ID = I.CUST_PARTN_ID AND <text:s text:c="7"/>B.CUST_OID=I.CUST_OID AND <text:s/>B.INTVL_START_DATE=<text:s/><text:soft-page-break/>(SELECT MAX(INTVL_START_DATE) FROM <text:s text:c="3"/>STHDSN1.TICGRP1.CUST_HIST_DATA WHERE <text:s text:c="3"/>CUST_PARTN_ID = B.CUST_PARTN_ID AND <text:s text:c="5"/>CUST_OID=B.CUST_OID) AND J.CUST_OID = I.CUST_OID AND J.INTVL_START_DATE = (SELECT MAX (INTVL_START_DATE) FROM <text:s text:c="3"/>STHDSN1.TICGRP1.BACCT_HIST_DATA WHERE <text:s text:c="3"/>CUST_OID = J.CUST_OID AND <text:s text:c="5"/>BACCT_OID = J.BACCT_OID) AND C.BACCT_PARTN_ID = J.BACCT_PARTN_ID AND C.BACCT_OID = J.BACCT_OID AND C.CURR_BACCT_ID =:CURR_BACCT_ID",</text:p>
      <text:p text:style-name="P386"><text:s text:c="2"/>"collectionID": "SYSIBMSERVICE",</text:p>
      <text:p text:style-name="P387"><text:s text:c="2"/>"owner": "COMINAT5",</text:p>
      <text:p text:style-name="P388"><text:s text:c="2"/>"validate": "BIND",</text:p>
      <text:p text:style-name="P389"><text:s text:c="2"/>"serviceName": "sos182x",</text:p>
      <text:p text:style-name="P390"><text:s text:c="2"/>"description": "sos182x with CURR_CUST_PARTN_ID, CNUM_OID, CUST_ID, CURR_BACCT_ID",</text:p>
      <text:p text:style-name="P391"><text:s text:c="2"/>"requestType": "createService",</text:p>
      <text:p text:style-name="P392"><text:s text:c="2"/>"version": "V1",</text:p>
      <text:p text:style-name="P393"><text:s text:c="2"/>"response": ""</text:p>
      <text:p text:style-name="P394">}</text:p>
      <text:p text:style-name="P395"/>
      <text:p text:style-name="P396"/>
      <text:p text:style-name="P397">/*********************************************************************/ <text:s text:c="8"/></text:p>
      <text:p text:style-name="P398">/*Function: fSearchWithItemChargeablenumber <text:s text:c="25"/>*/ <text:s text:c="8"/></text:p>
      <text:p text:style-name="P399">/*Description: Retrieves customer and customer name as well as invoice account */</text:p>
      <text:p text:style-name="P400">/* data in database, using selected Installation as search term */ <text:s text:c="8"/></text:p>
      <text:p text:style-name="P401">/*********************************************************************/ <text:s text:c="3"/></text:p>
      <text:p text:style-name="P402"/>
      <text:p text:style-name="P403">SOS18 service Request</text:p>
      <text:p text:style-name="P404"/>
      <text:p text:style-name="P405">{</text:p>
      <text:p text:style-name="P406"><text:s text:c="2"/>"dburl": "http://131.116.44.150:1317/services/DB2ServiceManager",</text:p>
      <text:p text:style-name="P407"><text:s text:c="2"/>"username": "a472inb",</text:p>
      <text:p text:style-name="P408"><text:s text:c="2"/>"password": "INblatS2",</text:p>
      <text:p text:style-name="P409"><text:s text:c="2"/>"sqlStmt": "SELECT A.CURR_CUST_ID, B.CUST_OID,CAST(B.CUST_TYPCD AS VARCHAR(10) FOR SBCS DATA) AS CUST_TYPCD, B.BUS_NAME, B.PRSON_FULL_NAME, C.CURR_BACCT_ID, C.BACCT_OID, H.CURR_CNUM_ID, F.INSTN_OID,CAST(A.PRSON_ORG_NM AS VARCHAR(10) FOR SBCS DATA) AS PRSON_ORG_NM, A.CUST_PARTN_ID, C.BACCT_PARTN_ID FROM STHDSN1.TICGRP1.CUSTOMER_DATA A, STHDSN1.TICGRP1.CUST_HIST_DATA B, STHDSN1.TICGRP1.BACCT_DATA C, STHDSN1.TICGRP1.CNUM_HIST_DATA F, STHDSN1.TICGRP1.CNUM_DATA H, STHDSN1.TICGRP1.CUST_ID_HIST_DATA I, STHDSN1.TICGRP1.BACCT_HIST_DATA J WHERE F.CNUM_OID != :CNUM_OID AND <text:s text:c="2"/>F.INTVL_START_DATE= (SELECT MAX(INTVL_START_DATE) FROM <text:s text:c="2"/>STHDSN1.TICGRP1.CNUM_HIST_DATA WHERE <text:s text:c="2"/>CURR_CUST_PARTN_ID = F.CURR_CUST_PARTN_ID AND <text:s text:c="4"/>CNUM_OID = F.CNUM_OID) AND <text:s/>(H.CNUM_OID=F.OWN_CNUM_OID OR <text:s text:c="2"/>(H.CNUM_OID = F.CNUM_OID AND <text:s/>F.OWN_CNUM_OID = 0)) AND <text:s/>I.CUST_ID = :CUST_ID AND <text:s/>I.INTVL_START_DATE = (SELECT MAX(INTVL_START_DATE) FROM <text:s text:c="2"/>STHDSN1.TICGRP1.CUST_ID_HIST_DATA WHERE <text:s text:c="2"/>CUST_ID = I.CUST_ID) AND <text:s text:c="2"/>A.CUST_PARTN_ID = I.CUST_PARTN_ID AND <text:s text:c="2"/>A.CUST_OID = I.CUST_OID AND <text:s text:c="2"/>B.CUST_PARTN_ID = I.CUST_PARTN_ID AND <text:s text:c="2"/>B.CUST_OID=I.CUST_OID AND <text:s text:c="2"/>B.INTVL_START_DATE= (SELECT MAX(INTVL_START_DATE) FROM <text:s text:c="2"/>STHDSN1.TICGRP1.CUST_HIST_DATA WHERE <text:s text:c="2"/>CUST_PARTN_ID = B.CUST_PARTN_ID AND <text:s text:c="4"/>CUST_OID=B.CUST_OID) AND <text:s/>J.CUST_OID = I.CUST_OID AND <text:s/>J.INTVL_START_DATE = (SELECT MAX (INTVL_START_DATE) FROM <text:s text:c="2"/>STHDSN1.TICGRP1.BACCT_HIST_DATA WHERE <text:s text:c="2"/>CUST_OID = J.CUST_OID AND <text:s/>BACCT_OID = J.BACCT_OID) AND <text:s/>C.BACCT_PARTN_ID = J.BACCT_PARTN_ID AND <text:s/>C.BACCT_OID = J.BACCT_OID AND <text:s/>C.CURR_BACCT_ID = :CURR_BACCT_ID ",</text:p>
      <text:p text:style-name="P410"><text:s text:c="2"/>"collectionID": "SYSIBMSERVICE",</text:p>
      <text:p text:style-name="P411"><text:s text:c="2"/>"owner": "COMINAT5",</text:p>
      <text:p text:style-name="P412"><text:s text:c="2"/>"validate": "BIND",</text:p>
      <text:soft-page-break/>
      <text:p text:style-name="P413"><text:s text:c="2"/>"serviceName": "sos18",</text:p>
      <text:p text:style-name="P414"><text:s text:c="2"/>"description": "sos18 with CNUM_OID,CUST_ID,CURR_BACCT_ID",</text:p>
      <text:p text:style-name="P415"><text:s text:c="2"/>"requestType": "createService",</text:p>
      <text:p text:style-name="P416"><text:s text:c="2"/>"version": "V1",</text:p>
      <text:p text:style-name="P417"><text:s text:c="2"/>"response": ""</text:p>
      <text:p text:style-name="P418">}</text:p>
      <text:p text:style-name="P419"/>
      <text:p text:style-name="P420">/*Function: fFillComboboxInvoiceAccount*/</text:p>
      <text:p text:style-name="P421">/* sos131 */</text:p>
      <text:p text:style-name="P422">/* Description: Fills in the invoice account in the existing combo box */</text:p>
      <text:p text:style-name="P423">/* stored in the database, either invoice account for selected customer or */</text:p>
      <text:p text:style-name="P424">/* billing accounts for all customers. Checking if the active field has */</text:p>
      <text:p text:style-name="P425">/* any value assigned and if so save the value in a*/</text:p>
      <text:p text:style-name="P426">/* temporary variable. */</text:p>
      <text:p text:style-name="P427">/* Assigns the variable sBillableAccount if necessary. selected invoice account */</text:p>
      <text:p text:style-name="P428">/* Check if any customer_id has been specified.*/</text:p>
      <text:p text:style-name="P429"/>
      <text:p text:style-name="P430"/>
      <text:p text:style-name="P431"/>
      <text:p text:style-name="P432"/>
      <text:p text:style-name="P433">SOS131 service Request</text:p>
      <text:p text:style-name="P434"/>
      <text:p text:style-name="P435"/>
      <text:p text:style-name="P436">{</text:p>
      <text:p text:style-name="P437"><text:s text:c="2"/>"dburl": "http://131.116.44.150:1317/services/DB2ServiceManager",</text:p>
      <text:p text:style-name="P438"><text:s text:c="2"/>"username": "a472inb",</text:p>
      <text:p text:style-name="P439"><text:s text:c="2"/>"password": "INblatS2",</text:p>
      <text:p text:style-name="P440"><text:s text:c="2"/>"sqlStmt": " SELECT E.CURR_BACCT_ID,CHAR(E.EFFEC_STOP_DATE,ISO) AS EFFEC_STOP_DATE, E.CURR_CUST_OID,A.CURR_CUST_OID FROM <text:s/>STHDSN1.TICGRP1.CNUM_ID_HIST_DATA A, STHDSN1.TICGRP1.GUIDE_RULE_DATA B, STHDSN1.TICGRP1.BACCT_DATA E WHERE <text:s/>CAST(A.CNUM_ID AS VARCHAR(14) FOR SBCS DATA) =:CNUM_ID AND A.CURR_CUST_OID =:CURR_CUST_OID AND B.GDRL_ENT_OID = A.CNUM_OID AND B.GDRL_LVL_USE_IND = 'H' AND E.BACCT_PARTN_ID = B.BACCT_PARTN_ID AND E.BACCT_OID = B.BACCT_OID UNION SELECT E.CURR_BACCT_ID,CHAR(E.EFFEC_STOP_DATE,ISO), E.CURR_CUST_OID,A.CURR_CUST_OID FROM <text:s text:c="5"/>STHDSN1.TICGRP1.CNUM_ID_HIST_DATA A, STHDSN1.TICGRP1.RECUR_ITEM_DATA C,STHDSN1.TICGRP1.BACCT_DATA E WHERE CAST(A.CNUM_ID AS VARCHAR(14) FOR SBCS DATA) =:CNUM_ID AND A.CURR_CUST_OID =:CURR_CUST_OID AND C.RLTD_CUST_OID = A.CURR_CUST_OID AND C.RLTD_INSTN_OID = A.CURR_INSTN_OID AND C.RLTD_INSLC_OID = A.CURR_INSLC_OID AND C.RLTD_CNUM_OID = A.CNUM_OID AND C.RLTD_ENT_IND = 'H' AND E.BACCT_PARTN_ID = C.BACCT_PARTN_ID AND E.BACCT_OID = C.CURR_BACCT_OID UNION SELECT E.CURR_BACCT_ID ,CHAR(E.EFFEC_STOP_DATE,ISO), E.CURR_CUST_OID ,A.CURR_CUST_OID FROM STHDSN1.TICGRP1.CNUM_ID_HIST_DATA A, STHDSN1.TICGRP1.MISC_BLLITM_DATA D,STHDSN1.TICGRP1.BACCT_DATA E WHERE CAST(A.CNUM_ID AS VARCHAR(14) FOR SBCS DATA) =:CNUM_ID AND A.CURR_CUST_OID =:CURR_CUST_OID AND D.RLTD_CUST_OID = A.CURR_CUST_OID AND D.RLTD_INSTN_OID = A.CURR_INSTN_OID AND D.RLTD_INSLC_OID = A.CURR_INSLC_OID AND D.RLTD_CNUM_OID = A.CNUM_OID AND D.RLTD_ENT_IND = 'H' AND E.BACCT_PARTN_ID = D.BACCT_PARTN_ID AND E.BACCT_OID = D.BACCT_OID ORDER BY 2, 3 DESC, 1",</text:p>
      <text:p text:style-name="P441"><text:s text:c="2"/>"collectionID": "SYSIBMSERVICE",</text:p>
      <text:p text:style-name="P442"><text:s text:c="2"/>"owner": "COMINAT5",</text:p>
      <text:p text:style-name="P443"><text:s text:c="2"/>"validate": "BIND",</text:p>
      <text:p text:style-name="P444"><text:s text:c="2"/>"serviceName": "sos131",</text:p>
      <text:p text:style-name="P445"><text:s text:c="2"/>"description": "sos131 with CNUM_ID, CURR_CUST_OID",</text:p>
      <text:soft-page-break/>
      <text:p text:style-name="P446"><text:s text:c="2"/>"requestType": "createService",</text:p>
      <text:p text:style-name="P447"><text:s text:c="2"/>"version": "V1",</text:p>
      <text:p text:style-name="P448"><text:s text:c="2"/>"response": ""</text:p>
      <text:p text:style-name="P449">}</text:p>
      <text:p text:style-name="P450"/>
      <text:p text:style-name="P451"/>
      <text:p text:style-name="P452"/>
      <text:p text:style-name="P453"/>
      <text:p text:style-name="P454"/>
      <text:p text:style-name="P455">Additional:</text:p>
      <text:p text:style-name="P456"/>
      <text:p text:style-name="P457">{</text:p>
      <text:p text:style-name="P458"><text:s text:c="2"/>"dburl": "http://131.116.44.150:1317/services/DB2ServiceManager",</text:p>
      <text:p text:style-name="P459"><text:s text:c="2"/>"username": "a472inb",</text:p>
      <text:p text:style-name="P460"><text:s text:c="2"/>"password": "INblatS2",</text:p>
      <text:p text:style-name="P461"><text:s text:c="2"/>"sqlStmt": " SELECT E.CURR_BACCT_ID,CHAR(E.EFFEC_STOP_DATE,ISO) AS EFFEC_STOP_DATE, E.CURR_CUST_OID,A.CURR_CUST_OID FROM <text:s/>STHDSN1.TICGRP1.CNUM_ID_HIST_DATA A, STHDSN1.TICGRP1.GUIDE_RULE_DATA B, STHDSN1.TICGRP1.BACCT_DATA E WHERE <text:s/>CAST(A.CNUM_ID AS VARCHAR(14) FOR SBCS DATA) =:CNUM_ID AND A.CURR_CUST_OID =:CURR_CUST_OID AND B.GDRL_ENT_OID = A.CNUM_OID AND B.GDRL_LVL_USE_IND = 'H' AND E.BACCT_PARTN_ID = B.BACCT_PARTN_ID AND E.BACCT_OID = B.BACCT_OID UNION SELECT E.CURR_BACCT_ID,CHAR(E.EFFEC_STOP_DATE,ISO), E.CURR_CUST_OID,A.CURR_CUST_OID FROM <text:s text:c="5"/>STHDSN1.TICGRP1.CNUM_ID_HIST_DATA A, STHDSN1.TICGRP1.RECUR_ITEM_DATA C,STHDSN1.TICGRP1.BACCT_DATA E WHERE CAST(A.CNUM_ID AS VARCHAR(14) FOR SBCS DATA) =:CNUM_ID AND A.CURR_CUST_OID =:CURR_CUST_OID AND C.RLTD_CUST_OID = A.CURR_CUST_OID AND C.RLTD_INSTN_OID = A.CURR_INSTN_OID AND C.RLTD_INSLC_OID = A.CURR_INSLC_OID AND C.RLTD_CNUM_OID = A.CNUM_OID AND C.RLTD_ENT_IND = 'H' AND E.BACCT_PARTN_ID = C.BACCT_PARTN_ID AND E.BACCT_OID = C.CURR_BACCT_OID UNION SELECT E.CURR_BACCT_ID ,CHAR(E.EFFEC_STOP_DATE,ISO), E.CURR_CUST_OID ,A.CURR_CUST_OID FROM STHDSN1.TICGRP1.CNUM_ID_HIST_DATA A, STHDSN1.TICGRP1.MISC_BLLITM_DATA D,STHDSN1.TICGRP1.BACCT_DATA E WHERE CAST(A.CNUM_ID AS VARCHAR(14) FOR SBCS DATA) =:CNUM_ID AND A.CURR_CUST_OID =:CURR_CUST_OID AND D.RLTD_CUST_OID = A.CURR_CUST_OID AND D.RLTD_INSTN_OID = A.CURR_INSTN_OID AND D.RLTD_INSLC_OID = A.CURR_INSLC_OID AND D.RLTD_CNUM_OID = A.CNUM_OID AND D.RLTD_ENT_IND = 'H' AND E.BACCT_PARTN_ID = D.BACCT_PARTN_ID AND E.BACCT_OID = D.BACCT_OID ORDER BY 2, 3 DESC, 1",</text:p>
      <text:p text:style-name="P462"><text:s text:c="2"/>"collectionID": "SYSIBMSERVICE",</text:p>
      <text:p text:style-name="P463"><text:s text:c="2"/>"owner": "COMINAT5",</text:p>
      <text:p text:style-name="P464"><text:s text:c="2"/>"validate": "BIND",</text:p>
      <text:p text:style-name="P465"><text:s text:c="2"/>"serviceName": "sos131x",</text:p>
      <text:p text:style-name="P466"><text:s text:c="2"/>"description": "sos131x with CNUM_ID, CURR_CUST_OID",</text:p>
      <text:p text:style-name="P467"><text:s text:c="2"/>"requestType": "createService",</text:p>
      <text:p text:style-name="P468"><text:s text:c="2"/>"version": "V1",</text:p>
      <text:p text:style-name="P469"><text:s text:c="2"/>"response": ""</text:p>
      <text:p text:style-name="P470">}</text:p>
      <text:p text:style-name="P471"/>
      <text:p text:style-name="P472">/************************************************ **********************/</text:p>
      <text:p text:style-name="P473">/*Data Field: dfChargeableNumber */</text:p>
      <text:p text:style-name="P474">/*On SAM_Validate */</text:p>
      <text:p text:style-name="P475">/* Format for letters or numbers, as modified for teleconferencing*/</text:p>
      <text:p text:style-name="P476">/*Conversion to uppercase via SalStrUpperX. NOTE all searches */</text:p>
      <text:p text:style-name="P477">/*against database is done with uppercase letters */</text:p>
      <text:p text:style-name="P478">/*Change of specification for Alpha ADSL- Privat HAN9104-Be1 */</text:p>
      <text:soft-page-break/>
      <text:p text:style-name="P479">/*Alphanumeric character as "Chargeable Number" for Called */</text:p>
      <text:p text:style-name="P480">/*Internet connection, Requirement 5.1:17 */</text:p>
      <text:p text:style-name="P481">/*Ordered by Lars Petterson 2003-03-03 */</text:p>
      <text:p text:style-name="P482">/************************************************ **********************/</text:p>
      <text:p text:style-name="P483"/>
      <text:p text:style-name="P484">SOS05 service Request</text:p>
      <text:p text:style-name="P485"/>
      <text:p text:style-name="P486"/>
      <text:p text:style-name="P487">{</text:p>
      <text:p text:style-name="P488"><text:s text:c="2"/>"dburl": "http://131.116.44.150:1317/services/DB2ServiceManager",</text:p>
      <text:p text:style-name="P489"><text:s text:c="2"/>"username": "a472inb",</text:p>
      <text:p text:style-name="P490"><text:s text:c="2"/>"password": "INblatS2",</text:p>
      <text:p text:style-name="P491"><text:s text:c="2"/>"sqlStmt": " SELECT <text:s text:c="4"/>A.CURR_CUST_ID, CAST(A.PRSON_ORG_NM <text:s/>AS VARCHAR(10) FOR SBCS DATA) AS PRSON_ORG_NM,CAST(B.CUST_CATLG_COD <text:s/>AS VARCHAR(10) FOR SBCS DATA) AS CUST_CATLG_COD <text:s/>FROM <text:s text:c="5"/>STHDSN1.TICGRP1.CUSTOMER_DATA A, STHDSN1.TICGRP1.CUST_HIST_DATA B WHERE <text:s text:c="5"/>A.CUST_OID = :CUST_OID AND <text:s text:c="7"/>B.CUST_PARTN_ID = A.CUST_PARTN_ID AND <text:s text:c="7"/>B.CUST_OID = A.CUST_OID AND <text:s text:c="7"/>B.INTVL_START_DATE = (SELECT MAX(INTVL_START_DATE) FROM <text:s text:c="2"/>STHDSN1.TICGRP1.CUST_HIST_DATA WHERE <text:s text:c="2"/>CUST_PARTN_ID = B.CUST_PARTN_ID AND <text:s text:c="4"/>CUST_OID = B.CUST_OID)",</text:p>
      <text:p text:style-name="P492"><text:s text:c="2"/>"collectionID": "SYSIBMSERVICE",</text:p>
      <text:p text:style-name="P493"><text:s text:c="2"/>"owner": "COMINAT5",</text:p>
      <text:p text:style-name="P494"><text:s text:c="2"/>"validate": "BIND",</text:p>
      <text:p text:style-name="P495"><text:s text:c="2"/>"serviceName": "sos05",</text:p>
      <text:p text:style-name="P496"><text:s text:c="2"/>"description": "sos05 with CUST_OID",</text:p>
      <text:p text:style-name="P497"><text:s text:c="2"/>"requestType": "createService",</text:p>
      <text:p text:style-name="P498"><text:s text:c="2"/>"version": "V1",</text:p>
      <text:p text:style-name="P499"><text:s text:c="2"/>"response": ""</text:p>
      <text:p text:style-name="P500">}</text:p>
      <text:p text:style-name="P501"/>
      <text:p text:style-name="P502">{</text:p>
      <text:p text:style-name="P503"><text:s text:c="2"/>"dburl": "http://131.116.44.150:1317/services/DB2ServiceManager",</text:p>
      <text:p text:style-name="P504"><text:s text:c="2"/>"username": "a472inb",</text:p>
      <text:p text:style-name="P505"><text:s text:c="2"/>"password": "INblatS2",</text:p>
      <text:p text:style-name="P506"><text:s text:c="2"/>"sqlStmt": " SELECT <text:s text:c="4"/>A.CURR_CUST_ID, CAST(A.PRSON_ORG_NM <text:s/>AS VARCHAR(10) FOR SBCS DATA) AS PRSON_ORG_NM,CAST(B.CUST_CATLG_COD <text:s/>AS VARCHAR(10) FOR SBCS DATA) AS CUST_CATLG_COD <text:s/>FROM <text:s text:c="5"/>STHDSN1.TICGRP1.CUSTOMER_DATA A, STHDSN1.TICGRP1.CUST_HIST_DATA B WHERE <text:s text:c="5"/>A.CUST_OID = :CUST_OID AND <text:s text:c="7"/>B.CUST_PARTN_ID = A.CUST_PARTN_ID AND <text:s text:c="7"/>B.CUST_OID = A.CUST_OID AND <text:s text:c="7"/>B.INTVL_START_DATE = (SELECT MAX(INTVL_START_DATE) FROM <text:s text:c="2"/>STHDSN1.TICGRP1.CUST_HIST_DATA WHERE <text:s text:c="2"/>CUST_PARTN_ID = B.CUST_PARTN_ID AND <text:s text:c="4"/>CUST_OID = B.CUST_OID)",</text:p>
      <text:p text:style-name="P507"><text:s text:c="2"/>"collectionID": "SYSIBMSERVICE",</text:p>
      <text:p text:style-name="P508"><text:s text:c="2"/>"owner": "COMINAT5",</text:p>
      <text:p text:style-name="P509"><text:s text:c="2"/>"validate": "BIND",</text:p>
      <text:p text:style-name="P510"><text:s text:c="2"/>"serviceName": "sos05x",</text:p>
      <text:p text:style-name="P511"><text:s text:c="2"/>"description": "sos05x with CUST_OID",</text:p>
      <text:p text:style-name="P512"><text:s text:c="2"/>"requestType": "createService",</text:p>
      <text:p text:style-name="P513"><text:s text:c="2"/>"version": "V1",</text:p>
      <text:p text:style-name="P514"><text:s text:c="2"/>"response": ""</text:p>
      <text:p text:style-name="P515">}</text:p>
      <text:p text:style-name="P516"/>
      <text:p text:style-name="P517"/>
      <text:p text:style-name="P518">/************************************/</text:p>
      <text:p text:style-name="P519">Sos10- Search page</text:p>
      <text:p text:style-name="P520">/***********************************/</text:p>
      <text:p text:style-name="P521"/>
      <text:p text:style-name="P522"/>
      <text:p text:style-name="P523"/>
      <text:p text:style-name="P524"><text:span text:style-name="T525">{</text:span><text:span text:style-name="T526"><text:s/></text:span></text:p>
      <text:p text:style-name="P527"><text:s text:c="2"/>"dburl": "http://131.116.44.150:1317/services/DB2ServiceManager",</text:p>
      <text:p text:style-name="P528"><text:s text:c="2"/>"username": "a472inb",</text:p>
      <text:p text:style-name="P529"><text:s text:c="2"/>"password": "INblatS2",</text:p>
      <text:p text:style-name="P530"><text:s text:c="2"/>"sqlStmt": "SELECT <text:s/>A.CURR_CUST_ID,CAST(A.PRSON_ORG_NM <text:s/>AS VARCHAR(15) FOR SBCS DATA) AS PRSON_ORG_NM , CAST(B.CUST_CATLG_COD <text:s/>AS VARCHAR(10) FOR SBCS DATA) AS CUST_CATLG_COD FROM <text:s/>STHDSN1.TICGRP1.CUSTOMER_DATA A, STHDSN1.TICGRP1.CUST_HIST_DATA B WHERE <text:s text:c="2"/>A.CUST_OID =:CUST_OID AND <text:s/>B.CUST_PARTN_ID = A.CUST_PARTN_ID AND <text:s/>B.CUST_OID = A.CUST_OID",</text:p>
      <text:p text:style-name="P531"><text:s text:c="2"/>"collectionID": "SYSIBMSERVICE",</text:p>
      <text:p text:style-name="P532"><text:s text:c="2"/>"owner": "COMINAT5",</text:p>
      <text:p text:style-name="P533"><text:s text:c="2"/>"validate": "BIND",</text:p>
      <text:p text:style-name="P534"><text:s text:c="2"/>"serviceName": "sos10",</text:p>
      <text:p text:style-name="P535"><text:s text:c="2"/>"description": "sos10 with CUST_OID",</text:p>
      <text:p text:style-name="P536"><text:s text:c="2"/>"requestType": "createService",</text:p>
      <text:p text:style-name="P537"><text:s text:c="2"/>"version": "V1",</text:p>
      <text:p text:style-name="P538"><text:s text:c="2"/>"response": ""</text:p>
      <text:p text:style-name="P539">}</text:p>
      <text:p text:style-name="P540"/>
      <text:p text:style-name="P541">Additional</text:p>
      <text:p text:style-name="P542"/>
      <text:p text:style-name="P543">{</text:p>
      <text:p text:style-name="P544"><text:s text:c="2"/>"dburl": "http://131.116.44.150:1317/services/DB2ServiceManager",</text:p>
      <text:p text:style-name="P545"><text:s text:c="2"/>"username": "a472inb",</text:p>
      <text:p text:style-name="P546"><text:s text:c="2"/>"password": "INblatS2",</text:p>
      <text:p text:style-name="P547"><text:s text:c="2"/>"sqlStmt": "SELECT <text:s/>A.CURR_CUST_ID,CAST(A.PRSON_ORG_NM <text:s/>AS VARCHAR(15) FOR SBCS DATA) AS PRSON_ORG_NM , CAST(B.CUST_CATLG_COD <text:s/>AS VARCHAR(10) FOR SBCS DATA) AS CUST_CATLG_COD FROM <text:s/>STHDSN1.TICGRP1.CUSTOMER_DATA A, STHDSN1.TICGRP1.CUST_HIST_DATA B WHERE <text:s text:c="2"/>A.CUST_OID =:CUST_OID AND <text:s/>B.CUST_PARTN_ID = A.CUST_PARTN_ID AND <text:s/>B.CUST_OID = A.CUST_OID",</text:p>
      <text:p text:style-name="P548"><text:s text:c="2"/>"collectionID": "SYSIBMSERVICE",</text:p>
      <text:p text:style-name="P549"><text:s text:c="2"/>"owner": "COMINAT5",</text:p>
      <text:p text:style-name="P550"><text:s text:c="2"/>"validate": "BIND",</text:p>
      <text:p text:style-name="P551"><text:s text:c="2"/>"serviceName": "sos10x",</text:p>
      <text:p text:style-name="P552"><text:s text:c="2"/>"description": "sos10x with CUST_OID",</text:p>
      <text:p text:style-name="P553"><text:s text:c="2"/>"requestType": "createService",</text:p>
      <text:p text:style-name="P554"><text:s text:c="2"/>"version": "V1",</text:p>
      <text:p text:style-name="P555"><text:s text:c="2"/>"response": ""</text:p>
      <text:p text:style-name="P556">}</text:p>
      <text:p text:style-name="P557"/>
      <text:p text:style-name="P558">/***************************************************************/ <text:s text:c="14"/></text:p>
      <text:p text:style-name="P559">/*Data Field: dfInstallationID <text:s text:c="32"/>*/ <text:s text:c="14"/></text:p>
      <text:p text:style-name="P560">/*On SAM_Validate <text:s text:c="32"/>sos06 <text:s text:c="12"/>*/ <text:s text:c="14"/></text:p>
      <text:p text:style-name="P561">/***************************************************************/ <text:s text:c="3"/></text:p>
      <text:p text:style-name="P562"/>
      <text:soft-page-break/>
      <text:p text:style-name="P563">{</text:p>
      <text:p text:style-name="P564"><text:s text:c="2"/>"dburl": "http://131.116.44.150:1317/services/DB2ServiceManager",</text:p>
      <text:p text:style-name="P565"><text:s text:c="2"/>"username": "a472inb",</text:p>
      <text:p text:style-name="P566"><text:s text:c="2"/>"password": "INblatS2",</text:p>
      <text:p text:style-name="P567"><text:span text:style-name="T568"><text:s text:c="2"/>"sqlStmt": "SELECT C.CUST_PARTN_ID,C.CUST_OID, C.CURR_CUST_ID, CAST(C.</text:span><text:span text:style-name="T569"><text:s/></text:span><text:span text:style-name="T570">PRSON_ORG_NM <text:s/>AS VARCHAR(14) FOR SBCS DATA) AS</text:span><text:span text:style-name="T571"><text:s/></text:span><text:span text:style-name="T572">PRSON_ORG_NM FROM <text:s/>STHDSN1.TICGRP1.INSTN_ID_HIST_DATA A, STHDSN1.TICGRP1.CUSTOMER_DATA C WHERE <text:s/>CAST(A.INSTN_ID <text:s/>AS VARCHAR(14) FOR SBCS DATA)=:INSTN_ID AND C.CUST_PARTN_ID = A.CURR_CUST_PARTN_ID AND C.CUST_OID = A.CURR_CUST_OID",</text:span></text:p>
      <text:p text:style-name="P573"><text:s text:c="2"/>"collectionID": "SYSIBMSERVICE",</text:p>
      <text:p text:style-name="P574"><text:s text:c="2"/>"owner": "COMINAT5",</text:p>
      <text:p text:style-name="P575"><text:s text:c="2"/>"validate": "BIND",</text:p>
      <text:p text:style-name="P576"><text:s text:c="2"/>"serviceName": "sos06",</text:p>
      <text:p text:style-name="P577"><text:s text:c="2"/>"description": "sos06 with INSTN_ID",</text:p>
      <text:p text:style-name="P578"><text:s text:c="2"/>"requestType": "createService",</text:p>
      <text:p text:style-name="P579"><text:s text:c="2"/>"version": "V1",</text:p>
      <text:p text:style-name="P580"><text:s text:c="2"/>"response": ""</text:p>
      <text:p text:style-name="P581">}</text:p>
      <text:p text:style-name="P582"/>
      <text:p text:style-name="P583"/>
      <text:p text:style-name="P584"/>
      <text:p text:style-name="P585">/***************************************************************/ <text:s text:c="14"/></text:p>
      <text:p text:style-name="P586">/*Data Field: dfInstallationID <text:s text:c="32"/>*/ <text:s text:c="14"/></text:p>
      <text:p text:style-name="P587"><text:span text:style-name="T588">/*On SAM_Validate <text:s text:c="33"/></text:span><text:span text:style-name="T589">sos063</text:span><text:span text:style-name="T590"><text:s text:c="12"/>*/ <text:s text:c="14"/></text:span></text:p>
      <text:p text:style-name="P591"><text:span text:style-name="T592">/***************************************************************/</text:span><text:span text:style-name="T593"><text:s text:c="4"/></text:span></text:p>
      <text:p text:style-name="P594"/>
      <text:p text:style-name="P595"/>
      <text:p text:style-name="P596">{</text:p>
      <text:p text:style-name="P597"><text:s text:c="2"/>"dburl": "http://131.116.44.150:1317/services/DB2ServiceManager",</text:p>
      <text:p text:style-name="P598"><text:s text:c="2"/>"username": "a472inb",</text:p>
      <text:p text:style-name="P599"><text:s text:c="2"/>"password": "INblatS2",</text:p>
      <text:p text:style-name="P600"><text:s text:c="2"/>"sqlStmt": "SELECT A.CURR_CUST_ID, CAST(A.PRSON_ORG_NM <text:s/>AS VARCHAR(10) FOR SBCS DATA) AS PRSON_ORG_NM FROM <text:s/>STHDSN1.TICGRP1.CUSTOMER_DATA A <text:s/>WHERE <text:s/>A.CUST_OID =:CUST_OID",</text:p>
      <text:p text:style-name="P601"><text:s text:c="2"/>"collectionID": "SYSIBMSERVICE",</text:p>
      <text:p text:style-name="P602"><text:s text:c="2"/>"owner": "COMINAT5",</text:p>
      <text:p text:style-name="P603"><text:s text:c="2"/>"validate": "BIND",</text:p>
      <text:p text:style-name="P604"><text:s text:c="2"/>"serviceName": "sos063",</text:p>
      <text:p text:style-name="P605"><text:s text:c="2"/>"description": "sos063 with CUST_OID",</text:p>
      <text:p text:style-name="P606"><text:s text:c="2"/>"requestType": "createService",</text:p>
      <text:p text:style-name="P607"><text:s text:c="2"/>"version": "V1",</text:p>
      <text:p text:style-name="P608"><text:s text:c="2"/>"response": ""</text:p>
      <text:p text:style-name="P609">}</text:p>
      <text:p text:style-name="P610"/>
      <text:p text:style-name="P611">/***************************************************************/ <text:s text:c="14"/></text:p>
      <text:p text:style-name="P612"><text:span text:style-name="T613">/*Data Field:<text:s/></text:span><text:span text:style-name="T614">DFACTN_OBJ_OID</text:span><text:span text:style-name="T615"><text:s text:c="7"/>*/ <text:s text:c="14"/></text:span></text:p>
      <text:p text:style-name="P616"><text:span text:style-name="T617">/* <text:s text:c="28"/></text:span><text:span text:style-name="T618">sos071</text:span><text:span text:style-name="T619"><text:s text:c="12"/>*/ <text:s text:c="14"/></text:span></text:p>
      <text:p text:style-name="P620"><text:span text:style-name="T621">/***************************************************************/</text:span><text:span text:style-name="T622"><text:s text:c="2"/></text:span></text:p>
      <text:p text:style-name="P623"/>
      <text:p text:style-name="P624"/>
      <text:p text:style-name="P625">{</text:p>
      <text:p text:style-name="P626"><text:s text:c="2"/>"dburl": "http://131.116.44.150:1317/services/DB2ServiceManager",</text:p>
      <text:p text:style-name="P627"><text:span text:style-name="T628"><text:s text:c="2"/></text:span><text:span text:style-name="T629">"username": "a472inb",</text:span></text:p>
      <text:soft-page-break/>
      <text:p text:style-name="P630"><text:s text:c="2"/>"password": "INblatS2",</text:p>
      <text:p text:style-name="P631"><text:s text:c="2"/>"requestType": "createService",</text:p>
      <text:p text:style-name="P632"><text:s text:c="2"/>"sqlStmt": "SELECT DFACTN_OBJ_OID FROM STHDSN1.TICGRP1.DEFER_ACTN_DATA WHERE <text:s/>DFACTN_OBJ_TYP_IND ='C' AND <text:s/>DFACTN_OBJ_ID =:DFACTN_OBJ_ID",</text:p>
      <text:p text:style-name="P633"><text:s text:c="2"/>"collectionID": "SYSIBMSERVICE",</text:p>
      <text:p text:style-name="P634"><text:s text:c="2"/>"serviceName": "sos071",</text:p>
      <text:p text:style-name="P635"><text:s text:c="2"/>"description": "sos071 with DFACTN_OBJ_ID",</text:p>
      <text:p text:style-name="P636"><text:s text:c="2"/>"owner": "COMINAT5",</text:p>
      <text:p text:style-name="P637"><text:s text:c="2"/>"validate": "BIND",</text:p>
      <text:p text:style-name="P638"><text:s text:c="2"/>"version": "V1",</text:p>
      <text:p text:style-name="P639"><text:s text:c="2"/>"response": ""</text:p>
      <text:p text:style-name="P640">}</text:p>
      <text:p text:style-name="P641"/>
      <text:p text:style-name="P642"/>
      <text:p text:style-name="P643"/>
      <text:p text:style-name="P644"/>
      <text:p text:style-name="P645">/***************************************************************/ <text:s text:c="14"/></text:p>
      <text:p text:style-name="P646"><text:span text:style-name="T647">/*Data Field:<text:s/></text:span><text:span text:style-name="T648">DFACTN_OBJ_OID</text:span><text:span text:style-name="T649"><text:s text:c="7"/>*/ <text:s text:c="14"/></text:span></text:p>
      <text:p text:style-name="P650"><text:span text:style-name="T651">/* <text:s text:c="28"/></text:span><text:span text:style-name="T652">sos072</text:span><text:span text:style-name="T653"><text:s text:c="11"/>*/ <text:s text:c="14"/></text:span></text:p>
      <text:p text:style-name="P654"><text:span text:style-name="T655">/***************************************************************/</text:span><text:span text:style-name="T656"><text:s text:c="2"/></text:span></text:p>
      <text:p text:style-name="P657"/>
      <text:p text:style-name="P658"/>
      <text:p text:style-name="P659">{</text:p>
      <text:p text:style-name="P660"><text:s text:c="2"/>"dburl": "http://131.116.44.150:1317/services/DB2ServiceManager",</text:p>
      <text:p text:style-name="P661"><text:span text:style-name="T662"><text:s text:c="2"/></text:span><text:span text:style-name="T663">"username": "a472inb",</text:span></text:p>
      <text:p text:style-name="P664"><text:s text:c="2"/>"password": "INblatS2",</text:p>
      <text:p text:style-name="P665"><text:s text:c="2"/>"requestType": "createService",</text:p>
      <text:p text:style-name="P666"><text:s text:c="2"/>"sqlStmt": "SELECT DFACTN_OBJ_OID FROM STHDSN1.TICGRP1.DEFER_ACTN_DATA WHERE DFACTN_OBJ_TYP_IND ='B' AND <text:s/>DFACTN_OBJ_ID =:DFACTN_OBJ_ID",</text:p>
      <text:p text:style-name="P667"><text:s text:c="2"/>"collectionID": "SYSIBMSERVICE",</text:p>
      <text:p text:style-name="P668"><text:s text:c="2"/>"serviceName": "sos072",</text:p>
      <text:p text:style-name="P669"><text:s text:c="2"/>"description": "sos072 with DFACTN_OBJ_OID",</text:p>
      <text:p text:style-name="P670"><text:s text:c="2"/>"owner": "COMINAT5",</text:p>
      <text:p text:style-name="P671"><text:s text:c="2"/>"validate": "BIND",</text:p>
      <text:p text:style-name="P672"><text:s text:c="2"/>"version": "V1",</text:p>
      <text:p text:style-name="P673"><text:s text:c="2"/>"response": ""</text:p>
      <text:p text:style-name="P674"><text:span text:style-name="T675">}</text:span></text:p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>/***************************************************************/ <text:s text:c="14"/></text:p>
      <text:p text:style-name="P684"><text:span text:style-name="T685">/*Data Field:<text:s/></text:span><text:span text:style-name="T686">DFACTN_OBJ_OID</text:span><text:span text:style-name="T687"><text:s text:c="7"/>*/ <text:s text:c="14"/></text:span></text:p>
      <text:p text:style-name="P688"><text:span text:style-name="T689">/* <text:s text:c="28"/></text:span><text:span text:style-name="T690">sos073</text:span><text:span text:style-name="T691"><text:s text:c="11"/>*/ <text:s text:c="14"/></text:span></text:p>
      <text:p text:style-name="P692"><text:span text:style-name="T693">/***************************************************************/</text:span><text:span text:style-name="T694"><text:s text:c="2"/></text:span></text:p>
      <text:p text:style-name="P695"/>
      <text:p text:style-name="P696"/>
      <text:p text:style-name="P697">{</text:p>
      <text:p text:style-name="P698"><text:s text:c="2"/>"dburl": "http://131.116.44.150:1317/services/DB2ServiceManager",</text:p>
      <text:soft-page-break/>
      <text:p text:style-name="P699"><text:span text:style-name="T700"><text:s text:c="2"/></text:span><text:span text:style-name="T701">"username": "a472inb",</text:span></text:p>
      <text:p text:style-name="P702"><text:s text:c="2"/>"password": "INblatS2",</text:p>
      <text:p text:style-name="P703"><text:s text:c="2"/>"requestType": "createService",</text:p>
      <text:p text:style-name="P704"><text:s text:c="2"/>"sqlStmt": "SELECT DFACTN_OBJ_OID FROM STHDSN1.TICGRP1.DEFER_ACTN_DATA WHERE DFACTN_OBJ_TYP_IND ='I' AND <text:s/>DFACTN_OBJ_ID =:DFACTN_OBJ_ID",</text:p>
      <text:p text:style-name="P705"><text:s text:c="2"/>"collectionID": "SYSIBMSERVICE",</text:p>
      <text:p text:style-name="P706"><text:s text:c="2"/>"serviceName": "sos073",</text:p>
      <text:p text:style-name="P707"><text:s text:c="2"/>"description": "sos073 with DFACTN_OBJ_OID",</text:p>
      <text:p text:style-name="P708"><text:s text:c="2"/>"owner": "COMINAT5",</text:p>
      <text:p text:style-name="P709"><text:s text:c="2"/>"validate": "BIND",</text:p>
      <text:p text:style-name="P710"><text:s text:c="2"/>"version": "V1",</text:p>
      <text:p text:style-name="P711"><text:s text:c="2"/>"response": ""</text:p>
      <text:p text:style-name="P712"><text:span text:style-name="T713">}</text:span></text:p>
      <text:p text:style-name="P714"/>
      <text:p text:style-name="P715">/***************************************************************/ <text:s text:c="14"/></text:p>
      <text:p text:style-name="P716"><text:span text:style-name="T717">/*Data Field:<text:s/></text:span><text:span text:style-name="T718">CUST_ID</text:span><text:span text:style-name="T719"><text:s text:c="7"/>*/ <text:s text:c="14"/></text:span></text:p>
      <text:p text:style-name="P720"><text:span text:style-name="T721">/* <text:s text:c="28"/></text:span><text:span text:style-name="T722">sos03</text:span><text:span text:style-name="T723"><text:s text:c="12"/>*/ <text:s text:c="14"/></text:span></text:p>
      <text:p text:style-name="P724"><text:span text:style-name="T725">/***************************************************************/</text:span><text:span text:style-name="T726"><text:s text:c="2"/></text:span></text:p>
      <text:p text:style-name="P727"/>
      <text:p text:style-name="P728">{</text:p>
      <text:p text:style-name="P729"><text:s text:c="2"/>"dburl": "http://131.116.44.150:1317/services/DB2ServiceManager",</text:p>
      <text:p text:style-name="P730"><text:s text:c="2"/>"username": "a472inb",</text:p>
      <text:p text:style-name="P731"><text:s text:c="2"/>"password": "INblatS2",</text:p>
      <text:p text:style-name="P732"><text:s text:c="2"/>"sqlStmt": "SELECT CAST(CUST_ID AS VARCHAR(14) FOR SBCS DATA) AS CUST_ID <text:s/>FROM <text:s/>STHDSN1.TICGRP1.CUST_ID_HIST_DATA <text:s/>WHERE <text:s text:c="3"/>CAST(CUST_ID AS VARCHAR(14) FOR SBCS DATA) =:CUST_ID",</text:p>
      <text:p text:style-name="P733"><text:s text:c="2"/>"collectionID": "SYSIBMSERVICE",</text:p>
      <text:p text:style-name="P734">"owner": "COMINAT5",</text:p>
      <text:p text:style-name="P735"><text:s text:c="2"/>"validate": "BIND",</text:p>
      <text:p text:style-name="P736"><text:s text:c="2"/>"serviceName": "sos03",</text:p>
      <text:p text:style-name="P737"><text:s text:c="2"/>"description": "sos03 with CUST_ID",</text:p>
      <text:p text:style-name="P738"><text:s text:c="2"/>"requestType": "createService",</text:p>
      <text:p text:style-name="P739"><text:s text:c="2"/>"version": "V1",</text:p>
      <text:p text:style-name="P740"><text:s text:c="2"/>"response": ""</text:p>
      <text:p text:style-name="P741">}</text:p>
      <text:p text:style-name="P742"/>
      <text:p text:style-name="P743"/>
      <text:p text:style-name="P744"/>
      <text:p text:style-name="P745"/>
      <text:p text:style-name="P746"/>
      <text:p text:style-name="P747">/***************************************************************/ <text:s text:c="14"/></text:p>
      <text:p text:style-name="P748"><text:span text:style-name="T749">/*Data Field:<text:s/></text:span><text:span text:style-name="T750">CUST_ID</text:span><text:span text:style-name="T751"><text:s text:c="7"/>*/ <text:s text:c="14"/></text:span></text:p>
      <text:p text:style-name="P752"><text:span text:style-name="T753">/* <text:s text:c="28"/></text:span><text:span text:style-name="T754">sos01</text:span><text:span text:style-name="T755"><text:s text:c="12"/>*/ <text:s text:c="14"/></text:span></text:p>
      <text:p text:style-name="P756"><text:span text:style-name="T757">/***************************************************************/</text:span><text:span text:style-name="T758"><text:s text:c="2"/></text:span></text:p>
      <text:p text:style-name="P759"/>
      <text:p text:style-name="P760"/>
      <text:p text:style-name="P761">{</text:p>
      <text:p text:style-name="P762"><text:s text:c="2"/>"dburl": "http://131.116.44.150:1317/services/DB2ServiceManager",</text:p>
      <text:p text:style-name="P763"><text:span text:style-name="T764"><text:s text:c="2"/>"username": "a472inb",</text:span></text:p>
      <text:p text:style-name="P765"><text:s text:c="2"/>"password": "INblatS2",</text:p>
      <text:p text:style-name="P766"><text:s text:c="2"/>"sqlStmt": "SELECT CAST(C.PRSON_ORG_NM <text:s/>AS VARCHAR(10) FOR SBCS DATA) AS PRSON_ORG_NM, C.CUST_PARTN_ID, C.CUST_OID FROM <text:s/>STHDSN1.TICGRP1.CUST_ID_HIST_DATA A,<text:s/><text:soft-page-break/>STHDSN1.TICGRP1.CUSTOMER_DATA C WHERE <text:s/>( <text:s/>CAST(A.CUST_ID <text:s/>AS VARCHAR(14) FOR SBCS DATA) = :CUST_ID and <text:s/>A.INTVL_START_DATE = (SELECT MAX(INTVL_START_DATE) FROM STHDSN1.TICGRP1.CUST_ID_HIST_DATA WHERE <text:s/>CUST_ID = A.CUST_ID)) AND <text:s/>A.CUST_PARTN_ID = C.CUST_PARTN_ID AND <text:s/>A.CUST_OID = C.CUST_OID",</text:p>
      <text:p text:style-name="P767"><text:s text:c="2"/>"collectionID": "SYSIBMSERVICE",</text:p>
      <text:p text:style-name="P768">"owner": "COMINAT5",</text:p>
      <text:p text:style-name="P769"><text:s text:c="2"/>"validate": "BIND",</text:p>
      <text:p text:style-name="P770"><text:s text:c="2"/>"serviceName": "sos01",</text:p>
      <text:p text:style-name="P771"><text:s text:c="2"/>"description": "sos01 with CUST_ID",</text:p>
      <text:p text:style-name="P772"><text:s text:c="2"/>"requestType": "createService",</text:p>
      <text:p text:style-name="P773"><text:s text:c="2"/>"version": "V1",</text:p>
      <text:p text:style-name="P774"><text:s text:c="2"/>"response": ""</text:p>
      <text:p text:style-name="P775">}<text:tab/><text:s text:c="3"/></text:p>
      <text:p text:style-name="P776"/>
      <text:p text:style-name="P777"><text:span text:style-name="T778">/***************************************************************/</text:span><text:span text:style-name="T779"><text:s text:c="2"/></text:span></text:p>
      <text:p text:style-name="P780"><text:span text:style-name="T781">/*Data Field:<text:s/></text:span><text:span text:style-name="T782">CUST_ID</text:span><text:span text:style-name="T783"><text:s text:c="7"/>*/ <text:s text:c="14"/></text:span></text:p>
      <text:p text:style-name="P784"><text:span text:style-name="T785">/* <text:s text:c="28"/></text:span><text:span text:style-name="T786">sos04</text:span><text:span text:style-name="T787"><text:s text:c="12"/>*/ <text:s text:c="14"/></text:span></text:p>
      <text:p text:style-name="P788"><text:span text:style-name="T789">/***************************************************************/</text:span><text:span text:style-name="T790"><text:s text:c="2"/></text:span></text:p>
      <text:p text:style-name="P791"/>
      <text:p text:style-name="P792"/>
      <text:p text:style-name="P793">{</text:p>
      <text:p text:style-name="P794"><text:s text:c="2"/>"dburl": "http://131.116.44.150:1317/services/DB2ServiceManager",</text:p>
      <text:p text:style-name="P795"><text:s text:c="2"/>"username": "a472inb",</text:p>
      <text:p text:style-name="P796"><text:s text:c="2"/>"password": "INblatS2",</text:p>
      <text:p text:style-name="P797"><text:s text:c="2"/>"sqlStmt": "SELECT DISTINCT CAST(BACCT_ID AS VARCHAR(15) FOR SBCS DATA) AS BACCT_ID FROM <text:s/>STHDSN1.TICGRP1.BACCT_ID_HIST_DATA WHERE CAST(BACCT_ID <text:s/>AS VARCHAR(15) FOR SBCS DATA) =:BACCT_ID",</text:p>
      <text:p text:style-name="P798"><text:s text:c="2"/>"collectionID": "SYSIBMSERVICE",</text:p>
      <text:p text:style-name="P799">"owner": "COMINAT5",</text:p>
      <text:p text:style-name="P800"><text:s text:c="2"/>"validate": "BIND",</text:p>
      <text:p text:style-name="P801"><text:s text:c="2"/>"serviceName": "sos04",</text:p>
      <text:p text:style-name="P802"><text:s text:c="2"/>"description": "sos04 with BACCT_ID",</text:p>
      <text:p text:style-name="P803"><text:s text:c="2"/>"requestType": "createService",</text:p>
      <text:p text:style-name="P804"><text:s text:c="2"/>"version": "V1",</text:p>
      <text:p text:style-name="P805"><text:s text:c="2"/>"response": ""</text:p>
      <text:p text:style-name="P806">}</text:p>
      <text:p text:style-name="P807"/>
      <text:p text:style-name="P808">/***************************************************************/ <text:s text:c="13"/></text:p>
      <text:p text:style-name="P809">/*Function: fSättKundIDFakSökbegrepp <text:s text:c="26"/>*/ <text:s text:c="14"/></text:p>
      <text:p text:style-name="P810">/* Description: Tilldellar kundID utifrån <text:s/>fakturakonto <text:s text:c="7"/>*/ <text:s text:c="14"/></text:p>
      <text:p text:style-name="P811">/*som sökbegrepp. <text:s text:c="45"/>*/ <text:s text:c="14"/></text:p>
      <text:p text:style-name="P812">/***************************************************************/ <text:s text:c="14"/></text:p>
      <text:p text:style-name="P813"/>
      <text:p text:style-name="P814"/>
      <text:p text:style-name="P815">{</text:p>
      <text:p text:style-name="P816"><text:s text:c="2"/>"dburl": "http://131.116.44.150:1317/services/DB2ServiceManager",</text:p>
      <text:p text:style-name="P817"><text:s text:c="2"/><text:span text:style-name="T818">"username": "a472inb",</text:span></text:p>
      <text:p text:style-name="P819"><text:s text:c="2"/>"password": "INblatS2",</text:p>
      <text:p text:style-name="P820"><text:s text:c="2"/>"sqlStmt": "SELECT INTVL_START_DATE <text:s/>FROM <text:s/>STHDSN1.TICGRP1.CUSTOMER_DATA A,STHDSN1.TICGRP1.CUST_HIST_DATA B WHERE A.CUST_PARTN_ID =:CUST_PARTN_ID AND A.CUST_OID =:CUST_OID AND B.CUST_PARTN_ID =A.CUST_PARTN_ID AND B.CUST_OID = A.CUST_OID ORDER BY INTVL_START_DATE DESC",</text:p>
      <text:soft-page-break/>
      <text:p text:style-name="P821"><text:s text:c="2"/>"collectionID": "SYSIBMSERVICE",</text:p>
      <text:p text:style-name="P822"><text:s/>"owner": "COMINAT5",</text:p>
      <text:p text:style-name="P823"><text:s text:c="2"/>"validate": "BIND",</text:p>
      <text:p text:style-name="P824"><text:s text:c="2"/>"serviceName": "kus03",</text:p>
      <text:p text:style-name="P825"><text:s text:c="2"/>"description": "kus03 with CUST_PARTN_ID,CUST_OID",</text:p>
      <text:p text:style-name="P826"><text:s text:c="2"/>"requestType": "createService",</text:p>
      <text:p text:style-name="P827"><text:s text:c="2"/>"version": "V1",</text:p>
      <text:p text:style-name="P828"><text:s text:c="2"/>"response": ""</text:p>
      <text:p text:style-name="P829">}<text:tab/><text:tab/></text:p>
      <text:p text:style-name="P830"/>
      <text:p text:style-name="P831"/>
      <text:p text:style-name="P832">============================================================</text:p>
      <text:p text:style-name="P833">KUND page <text:s text:c="2"/>::: <text:s text:c="2"/>kus01</text:p>
      <text:p text:style-name="P834"/>
      <text:p text:style-name="P835">==========================================================</text:p>
      <text:p text:style-name="P836"><text:span text:style-name="FootnoteReference"><text:note text:note-class="footnote" text:id="_ftn0"><text:note-citation>1</text:note-citation><text:note-body><text:p text:style-name="FootnoteText"><text:s/></text:p></text:note-body></text:note></text:span></text:p>
      <text:p text:style-name="P837">{</text:p>
      <text:p text:style-name="P838"><text:s text:c="2"/>"dburl": "http://131.116.44.152:1317/services/DB2ServiceManager",</text:p>
      <text:p text:style-name="P839"><text:s text:c="2"/><text:span text:style-name="T840">"username": "a472inb",</text:span></text:p>
      <text:p text:style-name="P841"><text:s text:c="2"/>"password": "INblatS2",</text:p>
      <text:p text:style-name="P842"><text:s text:c="2"/>"sqlStmt": "SELECT <text:s/>CAST(PROJ_NM AS VARCHAR(10) FOR SBCS DATA) AS PROJ_NM ,CAST(SNI_COD AS VARCHAR(6) FOR SBCS DATA) AS SNI_COD,CAST(TCOMM_ORG_ID AS VARCHAR(30) FOR SBCS DATA) AS TCOMM_ORG_ID ,CAST(TCOMM_CTACT_ID AS VARCHAR(14) FOR SBCS DATA) AS TCOMM_CTACT_ID , CAST(CRED_CLS_COD AS VARCHAR(4) FOR SBCS DATA) AS CRED_CLS_COD, CAST(CUST_TYPCD AS VARCHAR(4) FOR SBCS DATA) AS CUST_TYPCD, CAST(VAT_PAY_GOVT_IND AS VARCHAR(4) FOR SBCS DATA) AS VAT_PAY_GOVT_IND, CAST(SLPRSN_NM AS VARCHAR(14) FOR SBCS DATA) AS SLPRSN_NM, CAST(ELIM_COD AS VARCHAR(4) FOR SBCS DATA) AS ELIM_COD, CAST(MRKT_SEG_COD AS VARCHAR(4) FOR SBCS DATA) AS MRKT_SEG_COD, CNTRP_COD, CLRG_COD, CUST_EDI_LOC_NM, LEGAL_VAT_ID, CAST(CUST_CATLG_COD AS VARCHAR(4) FOR SBCS DATA) AS CUST_CATLG_COD, TAX_JURIS_ID FROM STHDSN1.TICGRP1.CUST_HIST_DATA A, STHDSN1.TICGRP1.CUST_ID_HIST_DATA C WHERE A.CUST_PARTN_ID =:CUST_PARTN_ID AND <text:s/>A.INTVL_START_DATE =:INTVL_START_DATE AND <text:s/>C.CUST_PARTN_ID = A.CUST_PARTN_ID AND C.CUST_OID = A.CUST_OID AND <text:s/>CAST(C.CUST_ID AS VARCHAR(14) FOR SBCS DATA)=:CUST_ID",</text:p>
      <text:p text:style-name="P843"><text:s text:c="2"/>"collectionID": "SYSIBMSERVICE",</text:p>
      <text:p text:style-name="P844"><text:s text:c="2"/>"owner": "COMINAT5",</text:p>
      <text:p text:style-name="P845"><text:s text:c="2"/>"validate": "BIND",</text:p>
      <text:p text:style-name="P846"><text:s text:c="2"/>"serviceName": "kus01",</text:p>
      <text:p text:style-name="P847"><text:s text:c="2"/>"description": "kus01 with CUST_PARTN_ID,INTVL_START_DATE,CUST_ID",</text:p>
      <text:p text:style-name="P848"><text:s text:c="2"/>"requestType": "createService",</text:p>
      <text:p text:style-name="P849"><text:s text:c="2"/>"version": "V1",</text:p>
      <text:p text:style-name="P850"><text:s text:c="2"/>"response": ""</text:p>
      <text:p text:style-name="P851">}<text:tab/><text:tab/><text:tab/></text:p>
      <text:p text:style-name="P852"/>
      <text:p text:style-name="P853">KUND page <text:s text:c="2"/>::: <text:s text:c="2"/>kus02</text:p>
      <text:p text:style-name="P854"/>
      <text:p text:style-name="P855">==========================================================</text:p>
      <text:p text:style-name="P856">{</text:p>
      <text:p text:style-name="P857"><text:s text:c="2"/>"dburl": "http://131.116.44.150:1317/services/DB2ServiceManager",</text:p>
      <text:p text:style-name="P858"><text:span text:style-name="T859"><text:s text:c="2"/></text:span><text:span text:style-name="T860">"username": "a472inb",</text:span></text:p>
      <text:soft-page-break/>
      <text:p text:style-name="P861"><text:s text:c="2"/>"password": "INblatS2",</text:p>
      <text:p text:style-name="P862"><text:s text:c="2"/>"sqlStmt": "SELECT RELTN_EFSTDT, RELTN_EFSPDT, TS_CUST_ID FROM <text:s/>STHDSN1.TICGRP1.CUSTOMER_DATA A WHERE A.CUST_PARTN_ID =:CUST_PARTN_ID AND <text:s/>A.CUST_OID =:CUST_OID AND <text:s/>A.CURR_CUST_ID =:CURR_CUST_ID",</text:p>
      <text:p text:style-name="P863"><text:s text:c="2"/>"collectionID": "SYSIBMSERVICE",</text:p>
      <text:p text:style-name="P864"><text:s text:c="2"/>"owner": "COMINAT5",</text:p>
      <text:p text:style-name="P865"><text:s text:c="2"/>"validate": "BIND",</text:p>
      <text:p text:style-name="P866"><text:s text:c="2"/>"serviceName": "kus02",</text:p>
      <text:p text:style-name="P867"><text:s text:c="2"/>"description": "kus02 with CUST_PARTN_ID,CUST_OID,CURR_CUST_ID",</text:p>
      <text:p text:style-name="P868"><text:s text:c="2"/>"requestType": "createService",</text:p>
      <text:p text:style-name="P869"><text:s text:c="2"/>"version": "V1",</text:p>
      <text:p text:style-name="P870"><text:s text:c="2"/>"response": ""</text:p>
      <text:p text:style-name="P871">}</text:p>
      <text:p text:style-name="P872"><text:tab/></text:p>
      <text:p text:style-name="P873"/>
      <text:p text:style-name="P874">KUND page <text:s text:c="2"/>::: <text:s text:c="2"/>ads01</text:p>
      <text:p text:style-name="P875"/>
      <text:p text:style-name="P876">=============================================================================</text:p>
      <text:p text:style-name="P877"/>
      <text:p text:style-name="P878">{</text:p>
      <text:p text:style-name="P879"><text:s text:c="2"/>"dburl": "http://131.116.44.150:1317/services/DB2ServiceManager",</text:p>
      <text:p text:style-name="P880"><text:s text:c="2"/>"username": "a472inb",</text:p>
      <text:p text:style-name="P881"><text:s text:c="2"/>"password": "INblatS2",</text:p>
      <text:p text:style-name="P882"><text:s text:c="2"/>"requestType": "createService",</text:p>
      <text:p text:style-name="P883"><text:s text:c="2"/>"sqlStmt": "SELECT <text:s/>A.INTVL_START_DATE, A.ADDR_ID, CAST(A.CARE_OF_NAME AS VARCHAR(55) FOR SBCS DATA) AS CARE_OF_NAME, A.RCPNT_NAME,CAST(A.LINE_1_ADDR AS VARCHAR(55) FOR SBCS DATA) AS LINE_1_ADDR , CAST(A.LINE_2_ADDR AS VARCHAR(55) FOR SBCS DATA) AS LINE_2_ADDR, CAST(A.LINE_3_ADDR AS VARCHAR(55) FOR SBCS DATA) AS LINE_3_ADDR, CAST(A.LINE_4_ADDR AS VARCHAR(55) FOR SBCS DATA) AS LINE_4_ADDR, A.INTVL_STOP_DATE FROM STHDSN1.TICGRP1.MAIL_DEST_DATA A WHERE <text:s/>A.CUST_PARTN_ID=:CUST_PARTN_ID AND A.CUST_OID=:CUST_OID AND CAST(A.MLDST_TYPCD AS VARCHAR(4) FOR SBCS DATA) =:MLDST_TYPCD AND A.MLDST_ID=:MLDST_ID ORDER BY 1 DESC",</text:p>
      <text:p text:style-name="P884"><text:s text:c="2"/>"collectionID": "SYSIBMSERVICE",</text:p>
      <text:p text:style-name="P885"><text:s text:c="2"/>"serviceName": "ads01",</text:p>
      <text:p text:style-name="P886"><text:s text:c="2"/>"description": "ads01 with CUST_PARTN_ID,CUST_OID,MLDST_TYPCD,MLDST_ID",</text:p>
      <text:p text:style-name="P887"><text:s text:c="2"/>"owner": "COMINAT5",</text:p>
      <text:p text:style-name="P888"><text:s text:c="2"/>"validate": "BIND",</text:p>
      <text:p text:style-name="P889"><text:s text:c="2"/>"version": "V1",</text:p>
      <text:p text:style-name="P890"><text:s text:c="2"/>"response": ""</text:p>
      <text:p text:style-name="P891">}</text:p>
      <text:p text:style-name="P892"/>
      <text:p text:style-name="P893">KUND page <text:s text:c="2"/>::: <text:s text:c="2"/>ads03</text:p>
      <text:p text:style-name="P894"/>
      <text:p text:style-name="P895"/>
      <text:p text:style-name="P896">{</text:p>
      <text:p text:style-name="P897"><text:s text:c="2"/>"dburl": "http://131.116.44.150:1317/services/DB2ServiceManager",</text:p>
      <text:p text:style-name="P898"><text:s text:c="2"/>"username":"a472inb",</text:p>
      <text:p text:style-name="P899"><text:s text:c="2"/>"password":"INblatS2",</text:p>
      <text:p text:style-name="P900"><text:s text:c="2"/>"requestType":"createService",</text:p>
      <text:soft-page-break/>
      <text:p text:style-name="P901"><text:s text:c="2"/>"sqlStmt":"SELECT DISTINCT A.MLDST_ID,CAST(A.MLDST_TYPCD AS VARCHAR(4) FOR SBCS DATA) AS MLDST_TYPCD FROM STHDSN1.TICGRP1.MAIL_DEST_DATA A WHERE A.CUST_PARTN_ID=:CUST_PARTN_ID AND A.CUST_OID=:CUST_OID",</text:p>
      <text:p text:style-name="P902"><text:s text:c="2"/>"collectionID": "SYSIBMSERVICE",</text:p>
      <text:p text:style-name="P903"><text:s text:c="2"/>"serviceName":"ads03",</text:p>
      <text:p text:style-name="P904"><text:s text:c="2"/>"description":"ads03 with CUST_PARTN_ID,CUST_OID",</text:p>
      <text:p text:style-name="P905"><text:s text:c="2"/>"owner":"COMINAT5",</text:p>
      <text:p text:style-name="P906"><text:s text:c="2"/>"validate":"BIND",</text:p>
      <text:p text:style-name="P907"><text:s text:c="2"/>"version":"V1",</text:p>
      <text:p text:style-name="P908"><text:s text:c="2"/>"response":""</text:p>
      <text:p text:style-name="P909">}</text:p>
      <text:p text:style-name="P910">=====================================================</text:p>
      <text:p text:style-name="P911">histsql01 <text:s text:c="2"/>kund</text:p>
      <text:p text:style-name="P912">======================================================</text:p>
      <text:p text:style-name="P913"/>
      <text:p text:style-name="P914"/>
      <text:p text:style-name="P915">{</text:p>
      <text:p text:style-name="P916"><text:s text:c="2"/>"dburl": "http://131.116.44.150:1317/services/DB2ServiceManager",</text:p>
      <text:p text:style-name="P917"><text:s text:c="2"/><text:span text:style-name="T918">"username": "a472inb",</text:span></text:p>
      <text:p text:style-name="P919"><text:s text:c="2"/>"password": "INblatS2",</text:p>
      <text:p text:style-name="P920"><text:s text:c="2"/>"requestType": "createService",</text:p>
      <text:p text:style-name="P921"><text:s text:c="2"/>"sqlStmt": "SELECT C.CURR_CUST_ID, A.PRSON_FULL_NAME, C.RELTN_EFSTDT, C.RELTN_EFSPDT, A.INTVL_START_DATE,CAST(A.PROJ_NM AS VARCHAR(16) FOR SBCS DATA) AS PROJ_NM , CAST(A.TCOMM_ORG_ID AS VARCHAR(30) FOR SBCS DATA) AS TCOMM_ORG_ID,CAST(A.TCOMM_CTACT_ID AS VARCHAR(14) FOR SBCS DATA) AS TCOMM_CTACT_ID , CAST(A.SNI_COD AS VARCHAR(6) FOR SBCS DATA) AS SNI_COD, CAST(A.CRED_CLS_COD AS VARCHAR(4) FOR SBCS DATA) AS CRED_CLS_COD,CAST(A.CUST_TYPCD AS VARCHAR(4) FOR SBCS DATA) AS CUST_TYPCD, CAST(A.VAT_PAY_GOVT_IND AS VARCHAR(4) FOR SBCS DATA) AS VAT_PAY_GOVT_IND, CAST(A.SLPRSN_NM AS VARCHAR(4) FOR SBCS DATA) AS SLPRSN_NM,CAST(A.ELIM_COD AS VARCHAR(4) FOR SBCS DATA) AS ELIM_COD, CAST(A.MRKT_SEG_COD AS VARCHAR(4) FOR SBCS DATA) AS MRKT_SEG_COD, A.CNTRP_COD, A.CLRG_COD, A.CUST_EDI_LOC_NM, A.TAX_JURIS_ID FROM STHDSN1.TICGRP1.CUST_HIST_DATA A, STHDSN1.TICGRP1.CUSTOMER_DATA C WHERE C.CUST_PARTN_ID=:CUST_PARTN_ID AND C.CUST_OID =:CUST_OID AND A.CUST_PARTN_ID=C.CUST_PARTN_ID AND A.CUST_OID = C.CUST_OID ORDER BY <text:s/>INTVL_START_DATE DESC",</text:p>
      <text:p text:style-name="P922"><text:s text:c="2"/>"collectionID": "SYSIBMSERVICE",</text:p>
      <text:p text:style-name="P923"><text:s text:c="2"/>"serviceName": "histsql01",</text:p>
      <text:p text:style-name="P924"><text:s text:c="2"/>"description": "histsql01 with CUST_PARTN_ID,CUST_OID",</text:p>
      <text:p text:style-name="P925"><text:s text:c="2"/>"owner": "COMINAT5",</text:p>
      <text:p text:style-name="P926"><text:s text:c="2"/>"validate": "BIND",</text:p>
      <text:p text:style-name="P927"><text:s text:c="2"/>"version": "V1",</text:p>
      <text:p text:style-name="P928"><text:s text:c="2"/>"response": ""</text:p>
      <text:p text:style-name="P929">}<text:tab/></text:p>
      <text:p text:style-name="P930"/>
      <text:p text:style-name="P931"/>
      <text:p text:style-name="P932">======================================================</text:p>
      <text:p text:style-name="P933"/>
      <text:p text:style-name="P934">histsql02 <text:s text:c="4"/>KUND report.</text:p>
      <text:p text:style-name="P935">======================================================</text:p>
      <text:p text:style-name="P936"/>
      <text:p text:style-name="P937">{</text:p>
      <text:p text:style-name="P938"><text:s text:c="2"/>"dburl": "http://131.116.44.150:1317/services/DB2ServiceManager",</text:p>
      <text:soft-page-break/>
      <text:p text:style-name="P939"><text:s text:c="2"/>"username": "a472inb",</text:p>
      <text:p text:style-name="P940"><text:s text:c="2"/>"password": "INblatS2",</text:p>
      <text:p text:style-name="P941"><text:s text:c="2"/>"requestType": "createService",</text:p>
      <text:p text:style-name="P942"><text:s text:c="2"/>"sqlStmt": "SELECT C.CURR_CUST_ID, A.BUS_NAME, C.RELTN_EFSTDT, C.RELTN_EFSPDT, A.INTVL_START_DATE, CAST(A.PROJ_NM AS VARCHAR(16) FOR SBCS DATA) AS PROJ_NM, CAST(A.TCOMM_ORG_ID AS VARCHAR(30) FOR SBCS DATA) AS TCOMM_ORG_ID, CAST(A.TCOMM_CTACT_ID AS VARCHAR(14) FOR SBCS DATA) AS TCOMM_CTACT_ID, CAST(A.SNI_COD AS VARCHAR(6) FOR SBCS DATA) AS SNI_COD, CAST(A.CRED_CLS_COD AS VARCHAR(4) FOR SBCS DATA) AS CRED_CLS_COD, CAST(A.CUST_TYPCD AS VARCHAR(4) FOR SBCS DATA) AS CUST_TYPCD, CAST(A.VAT_PAY_GOVT_IND AS VARCHAR(4) FOR SBCS DATA) AS VAT_PAY_GOVT_IND, CAST(A.SLPRSN_NM AS VARCHAR(4) FOR SBCS DATA) AS SLPRSN_NM, CAST(A.ELIM_COD AS VARCHAR(4) FOR SBCS DATA) AS ELIM_COD, CAST(A.MRKT_SEG_COD AS VARCHAR(4) FOR SBCS DATA) AS MRKT_SEG_COD, A.CNTRP_COD, A.CLRG_COD, A.CUST_EDI_LOC_NM, A.TAX_JURIS_ID FROM STHDSN1.TICGRP1.CUST_HIST_DATA A, STHDSN1.TICGRP1.CUSTOMER_DATA C WHERE <text:s text:c="4"/>C.CUST_PARTN_ID=:CUST_PARTN_ID AND C.CUST_OID=:CUST_OID AND A.CUST_PARTN_ID=C.CUST_PARTN_ID AND A.CUST_OID = C.CUST_OID ORDER BY <text:s/>INTVL_START_DATE DESC",</text:p>
      <text:p text:style-name="P943"><text:s text:c="2"/>"collectionID": "SYSIBMSERVICE",</text:p>
      <text:p text:style-name="P944"><text:s text:c="2"/>"serviceName": "histsql02",</text:p>
      <text:p text:style-name="P945"><text:s text:c="2"/>"description": "histsql02 with CUST_PARTN_ID,CUST_OID",</text:p>
      <text:p text:style-name="P946"><text:s text:c="2"/>"owner": "COMINAT5",</text:p>
      <text:p text:style-name="P947"><text:s text:c="2"/>"validate": "BIND",</text:p>
      <text:p text:style-name="P948"><text:s text:c="2"/>"version": "V1",</text:p>
      <text:p text:style-name="P949"><text:s text:c="2"/>"response": ""</text:p>
      <text:p text:style-name="P950">}</text:p>
      <text:p text:style-name="P951"/>
      <text:p text:style-name="P952"/>
      <text:p text:style-name="P953"/>
      <text:p text:style-name="P954">==========================================</text:p>
      <text:p text:style-name="P955"/>
      <text:p text:style-name="P956">ADS02 <text:s/>-KUND</text:p>
      <text:p text:style-name="P957">=========================================</text:p>
      <text:p text:style-name="P958"/>
      <text:p text:style-name="P959">{</text:p>
      <text:p text:style-name="P960"><text:s text:c="2"/>"dburl": "http://131.116.44.150:1317/services/DB2ServiceManager",</text:p>
      <text:p text:style-name="P961"><text:s text:c="2"/><text:span text:style-name="T962">"username": "a472inb",</text:span></text:p>
      <text:p text:style-name="P963"><text:s text:c="2"/>"password": "INblatS2",</text:p>
      <text:p text:style-name="P964"><text:s text:c="2"/>"requestType": "createService",</text:p>
      <text:p text:style-name="P965"><text:s text:c="2"/>"sqlStmt": "SELECT <text:s/>A.INTVL_START_DATE, B.CURR_CUST_ID, B.RELTN_EFSTDT, B.RELTN_EFSPDT,CAST(A.MLDST_TYPCD AS VARCHAR(4) FOR SBCS DATA) AS MLDST_TYPCD, A.MLDST_ID, A.ADDR_ID, CAST(A.CARE_OF_NAME AS VARCHAR(55) FOR SBCS DATA) AS CARE_OF_NAME, A.RCPNT_NAME, A.INTVL_STOP_DATE,CAST(A.LINE_1_ADDR AS VARCHAR(55) FOR SBCS DATA) AS LINE_1_ADDR , CAST(A.LINE_2_ADDR AS VARCHAR(55) FOR SBCS DATA) AS LINE_2_ADDR, CAST(A.LINE_3_ADDR AS VARCHAR(55) FOR SBCS DATA) AS LINE_3_ADDR, CAST(A.LINE_4_ADDR AS VARCHAR(55) FOR SBCS DATA) AS LINE_4_ADDR FROM STHDSN1.TICGRP1.MAIL_DEST_DATA A, STHDSN1.TICGRP1.CUSTOMER_DATA B WHERE <text:s/>A.CUST_PARTN_ID =:CUST_PARTN_ID AND <text:s/>A.CUST_OID =:CUST_OID AND B.CUST_PARTN_ID = A.CUST_PARTN_ID AND B.CUST_OID = A.CUST_OID ORDER BY <text:s text:c="3"/>A.MLDST_ID, A.MLDST_TYPCD, A.INTVL_START_DATE <text:s/>DESC",</text:p>
      <text:p text:style-name="P966"><text:s text:c="2"/>"collectionID": "SYSIBMSERVICE",</text:p>
      <text:p text:style-name="P967"><text:s text:c="2"/>"serviceName": "ads02",</text:p>
      <text:p text:style-name="P968"><text:s text:c="2"/>"description": "ads02 with CUST_OID,CUST_PARTN_ID",</text:p>
      <text:soft-page-break/>
      <text:p text:style-name="P969"><text:s text:c="2"/>"owner": "COMINAT5",</text:p>
      <text:p text:style-name="P970"><text:s text:c="2"/>"validate": "BIND",</text:p>
      <text:p text:style-name="P971"><text:s text:c="2"/>"version": "V1",</text:p>
      <text:p text:style-name="P972"><text:s text:c="2"/>"response": ""</text:p>
      <text:p text:style-name="P973">}</text:p>
      <text:p text:style-name="P974"/>
      <text:p text:style-name="P975"/>
      <text:p text:style-name="P976"/>
      <text:p text:style-name="P977"/>
      <text:p text:style-name="P978"/>
      <text:p text:style-name="P979"/>
      <text:p text:style-name="P980">=================================================</text:p>
      <text:p text:style-name="P981">KFS01 <text:s text:c="3"/>-KOST FORDEL</text:p>
      <text:p text:style-name="P982">==============================================</text:p>
      <text:p text:style-name="P983"/>
      <text:p text:style-name="P984">{</text:p>
      <text:p text:style-name="P985"><text:s text:c="2"/>"dburl": "http://131.116.44.150:1317/services/DB2ServiceManager",</text:p>
      <text:p text:style-name="P986"><text:s text:c="2"/><text:span text:style-name="T987">"username": "a472inb",</text:span></text:p>
      <text:p text:style-name="P988"><text:s text:c="2"/>"password": "INblatS2",</text:p>
      <text:p text:style-name="P989"><text:s text:c="2"/>"requestType": "createService",</text:p>
      <text:p text:style-name="P990"><text:s/>"sqlStmt":"SELECT A.INTVL_STOP_DATE,CAST(A.USAG_CLSFN_COD AS VARCHAR(8) FOR SBCS DATA) AS USAG_CLSFN_COD,CAST(A.DEST_BEGIN_VL AS VARCHAR(21) FOR SBCS DATA) AS DEST_BEGIN_VL , CAST(A.DEST_END_VL AS VARCHAR(21) FOR SBCS DATA) AS DEST_END_VL, A.DEST_VL_LEN,CAST(A.CUST_REF_NM AS VARCHAR(10) FOR SBCS DATA) AS CUST_REF_NM FROM <text:s/>STHDSN1.TICGRP1.GUIDE_RULE_DATA A WHERE <text:s/>A.BACCT_PARTN_ID =:BACCT_PARTN_ID AND <text:s/>CAST(A.GDRL_LVL_USE_IND AS VARCHAR(8) FOR SBCS DATA)=:GDRL_LVL_USE_IND AND <text:s/>A.GDRL_ENT_OID =:GDRL_ENT_OID AND <text:s/>A.INTVL_START_DATE =:INTVL_START_DATE AND <text:s/>A.GDRL_CMPNT_SQNM =:GDRL_CMPNT_SQNM AND <text:s text:c="2"/>A.BACCT_OID =:BACCT_OID",</text:p>
      <text:p text:style-name="P991"><text:s text:c="2"/>"collectionID": "SYSIBMSERVICE",</text:p>
      <text:p text:style-name="P992"><text:s text:c="2"/>"serviceName": "kfs01",</text:p>
      <text:p text:style-name="P993"><text:s text:c="2"/>"description": "kfs01 with BACCT_PARTN_ID,GDRL_LVL_USE_IND, GDRL_ENT_OID,INTVL_START_DATE,GDRL_CMPNT_SQNM, BACCT_OID ",</text:p>
      <text:p text:style-name="P994"><text:s text:c="2"/>"collectionID": "SYSIBMSERVICE",</text:p>
      <text:p text:style-name="P995"><text:s text:c="2"/>"owner": "COMINAT5",</text:p>
      <text:p text:style-name="P996"><text:s text:c="2"/>"validate": "BIND",</text:p>
      <text:p text:style-name="P997"><text:s text:c="2"/>"version": "V1",</text:p>
      <text:p text:style-name="P998"><text:s text:c="2"/>"response": ""</text:p>
      <text:p text:style-name="P999">}</text:p>
      <text:p text:style-name="P1000">=========================================</text:p>
      <text:p text:style-name="P1001">KFS03_Count <text:s text:c="5"/>KOST FORDEL</text:p>
      <text:p text:style-name="P1002"/>
      <text:p text:style-name="P1003">===========================================</text:p>
      <text:p text:style-name="P1004"/>
      <text:p text:style-name="P1005"/>
      <text:p text:style-name="P1006">{</text:p>
      <text:p text:style-name="P1007"><text:s text:c="2"/>"dburl": "http://131.116.44.150:1317/services/DB2ServiceManager",</text:p>
      <text:p text:style-name="P1008"><text:s text:c="2"/>"username": "a472inb",</text:p>
      <text:p text:style-name="P1009"><text:s text:c="2"/>"password": "INblatS2",</text:p>
      <text:p text:style-name="P1010"><text:s text:c="2"/>"requestType": "createService",</text:p>
      <text:p text:style-name="P1011"><text:s text:c="2"/>"sqlStmt":"SELECT COUNT(*) FROM (SELECT DISTINCT C.CURR_BACCT_ID, C.BACCT_OID, A.INTVL_START_DATE, A.GDRL_ENT_OID, A.GDRL_CMPNT_SQNM, A.GDRL_LVL_USE_IND, B.CURR_CNUM_ID FROM <text:s text:c="6"/>STHDSN1.TICGRP1.GUIDE_RULE_DATA A,<text:s/><text:soft-page-break/>STHDSN1.TICGRP1.CNUM_DATA B, STHDSN1.TICGRP1.BACCT_DATA C, STHDSN1.TICGRP1.CNUM_HIST_DATA D WHERE <text:s text:c="5"/>D.CURR_CUST_PARTN_ID = A.RLTD_CUST_PARTN_ID AND <text:s text:c="7"/>D.CNUM_OID = A.RLTD_CNUM_OID AND <text:s text:c="7"/>D.INTVL_START_DATE = (SELECT <text:s/>MAX(INTVL_START_DATE) FROM <text:s text:c="3"/>STHDSN1.TICGRP1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1.TICGRP1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) AS TEMP1",</text:p>
      <text:p text:style-name="P1012"><text:s text:c="2"/>"collectionID": "SYSIBMSERVICE",</text:p>
      <text:p text:style-name="P1013"><text:s text:c="2"/>"serviceName": "kfs03_Count",</text:p>
      <text:p text:style-name="P1014"><text:s text:c="2"/>"description": "kfs03_Count",</text:p>
      <text:p text:style-name="P1015"><text:s text:c="2"/>"collectionID": "SYSIBMSERVICE",</text:p>
      <text:p text:style-name="P1016"><text:s text:c="2"/>"owner": "COMINAT5",</text:p>
      <text:p text:style-name="P1017"><text:s text:c="2"/>"validate": "BIND",</text:p>
      <text:p text:style-name="P1018"><text:s text:c="2"/>"version": "V1",</text:p>
      <text:p text:style-name="P1019"><text:s text:c="2"/>"response": ""</text:p>
      <text:p text:style-name="P1020">}</text:p>
      <text:p text:style-name="P1021"/>
      <text:p text:style-name="P1022"/>
      <text:p text:style-name="P1023">=================================================</text:p>
      <text:p text:style-name="P1024"/>
      <text:p text:style-name="P1025">KSF04_Count <text:s text:c="2"/>KOST FORDEL</text:p>
      <text:p text:style-name="P1026">=================================================</text:p>
      <text:p text:style-name="P1027"/>
      <text:p text:style-name="P1028"/>
      <text:p text:style-name="P1029">{</text:p>
      <text:p text:style-name="P1030"><text:s text:c="2"/>"dburl": "http://131.116.44.150:1317/services/DB2ServiceManager",</text:p>
      <text:p text:style-name="P1031"><text:s text:c="2"/><text:span text:style-name="T1032">"username": "a472inb",</text:span></text:p>
      <text:p text:style-name="P1033"><text:s text:c="2"/>"password": "INblatS2",</text:p>
      <text:p text:style-name="P1034"><text:s text:c="2"/>"requestType": "createService",</text:p>
      <text:p text:style-name="P1035"><text:s text:c="2"/>"sqlStmt":"SELECT COUNT(*) FROM (SELECT DISTINCT <text:s text:c="3"/>C.CURR_BACCT_ID, C.BACCT_OID, A.INTVL_START_DATE, A.GDRL_ENT_OID, A.GDRL_CMPNT_SQNM, A.GDRL_LVL_USE_IND, B.CURR_CNUM_ID FROM <text:s text:c="5"/>STHDSN1.TICGRP1.GUIDE_RULE_DATA A, STHDSN1.TICGRP1.CNUM_DATA B, STHDSN1.TICGRP1.BACCT_DATA C, STHDSN1.TICGRP1.CNUM_HIST_DATA D WHERE <text:s text:c="3"/>( (D.OWN_CNUM_OID &lt;&gt; :OWN_CNUM_OID AND <text:s text:c="3"/>D.CNUM_OID =:CNUM_OID AND <text:s text:c="3"/>D.INTVL_START_DATE = (SELECT MAX(INTVL_START_DATE) FROM <text:s text:c="2"/>STHDSN1.TICGRP1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1.TICGRP1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) AS TEMP1",</text:p>
      <text:p text:style-name="P1036"><text:s text:c="2"/>"collectionID": "SYSIBMSERVICE",</text:p>
      <text:p text:style-name="P1037"><text:s text:c="2"/>"serviceName": "kfs04_Count",</text:p>
      <text:p text:style-name="P1038"><text:s text:c="2"/>"description": "kfs04_Count",</text:p>
      <text:p text:style-name="P1039"><text:s text:c="2"/>"collectionID": "SYSIBMSERVICE",</text:p>
      <text:p text:style-name="P1040"><text:s text:c="2"/>"owner": "COMINAT5",</text:p>
      <text:p text:style-name="P1041"><text:s text:c="2"/>"validate": "BIND",</text:p>
      <text:soft-page-break/>
      <text:p text:style-name="P1042"><text:s text:c="2"/>"version": "V1",</text:p>
      <text:p text:style-name="P1043"><text:s text:c="2"/>"response": ""</text:p>
      <text:p text:style-name="P1044">}</text:p>
      <text:p text:style-name="P1045"/>
      <text:p text:style-name="P1046">================================</text:p>
      <text:p text:style-name="P1047"/>
      <text:p text:style-name="P1048">KFS04a <text:s/>KOST FORDEL</text:p>
      <text:p text:style-name="P1049">===============================</text:p>
      <text:p text:style-name="P1050"/>
      <text:p text:style-name="P1051"/>
      <text:p text:style-name="P1052">{</text:p>
      <text:p text:style-name="P1053"><text:s text:c="2"/>"dburl": "http://131.116.44.150:1317/services/DB2ServiceManager",</text:p>
      <text:p text:style-name="P1054"><text:s text:c="2"/><text:span text:style-name="T1055">"username": "a472inb",</text:span></text:p>
      <text:p text:style-name="P1056"><text:s text:c="2"/>"password": "INblatS2",</text:p>
      <text:p text:style-name="P1057"><text:s text:c="2"/>"requestType": "createService",</text:p>
      <text:p text:style-name="P1058"><text:s text:c="2"/>"sqlStmt":"SELECT <text:s text:c="4"/>C.CURR_BACCT_ID, C.BACCT_OID, A.INTVL_START_DATE, A.GDRL_ENT_OID, A.GDRL_CMPNT_SQNM, CAST(A.GDRL_LVL_USE_IND AS VARCHAR(10) FOR SBCS DATA)AS GDRL_LVL_USE_IND, B.CURR_CNUM_ID, C.BACCT_PARTN_ID FROM <text:s text:c="5"/>STHDSN1.TICGRP1.GUIDE_RULE_DATA A, STHDSN1.TICGRP1.CNUM_DATA B, STHDSN1.TICGRP1.BACCT_DATA C, STHDSN1.TICGRP1.CNUM_HIST_DATA D WHERE A.BACCT_OID =:BACCT_OID AND A.BACCT_PARTN_ID =:BACCT_PARTN_ID AND ( (D.OWN_CNUM_OID &lt;&gt;:OWN_CNUM_OID AND <text:s text:c="3"/>D.CNUM_OID =:CNUM_OID AND <text:s text:c="3"/>D.INTVL_START_DATE = (SELECT MAX(INTVL_START_DATE) FROM <text:s text:c="2"/>STHDSN1.TICGRP1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1.TICGRP1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 ORDER BY B.CURR_CNUM_ID, A.INTVL_START_DATE DESC, A.GDRL_CMPNT_SQNM",</text:p>
      <text:p text:style-name="P1059"><text:s text:c="2"/>"collectionID": "SYSIBMSERVICE",</text:p>
      <text:p text:style-name="P1060"><text:s text:c="2"/>"serviceName": "kfs04a",</text:p>
      <text:p text:style-name="P1061"><text:s text:c="2"/>"description": "kfs04a BACCT_OID,BACCT_PARTN_ID,OWN_CNUM_OID,CNUM_OID ",</text:p>
      <text:p text:style-name="P1062"><text:s text:c="2"/>"collectionID": "SYSIBMSERVICE",</text:p>
      <text:p text:style-name="P1063"><text:s text:c="2"/>"owner": "COMINAT5",</text:p>
      <text:p text:style-name="P1064"><text:s text:c="2"/>"validate": "BIND",</text:p>
      <text:p text:style-name="P1065"><text:s text:c="2"/>"version": "V1",</text:p>
      <text:p text:style-name="P1066"><text:s text:c="2"/>"response": ""</text:p>
      <text:p text:style-name="P1067">}</text:p>
      <text:p text:style-name="P1068"/>
      <text:p text:style-name="P1069">================================</text:p>
      <text:p text:style-name="P1070"/>
      <text:p text:style-name="P1071">KFS04b <text:s/>KOST FORDEL</text:p>
      <text:p text:style-name="P1072">===============================</text:p>
      <text:p text:style-name="P1073"/>
      <text:p text:style-name="P1074"/>
      <text:p text:style-name="P1075">{</text:p>
      <text:p text:style-name="P1076"><text:s text:c="2"/>"dburl": "http://131.116.44.150:1317/services/DB2ServiceManager",</text:p>
      <text:p text:style-name="P1077"><text:s text:c="2"/>"username": "a472inb",</text:p>
      <text:p text:style-name="P1078"><text:s text:c="2"/>"password": "INblatS2",</text:p>
      <text:p text:style-name="P1079"><text:s text:c="2"/>"requestType": "createService",</text:p>
      <text:soft-page-break/>
      <text:p text:style-name="P1080"><text:s text:c="2"/>"sqlStmt":"SELECT <text:s text:c="4"/>C.CURR_BACCT_ID, C.BACCT_OID, A.INTVL_START_DATE, A.GDRL_ENT_OID, A.GDRL_CMPNT_SQNM, CAST(A.GDRL_LVL_USE_IND AS VARCHAR(10) FOR SBCS DATA)AS GDRL_LVL_USE_IND, B.CURR_CNUM_ID, C.BACCT_PARTN_ID FROM <text:s text:c="5"/>STHDSN1.TICGRP1.GUIDE_RULE_DATA A, STHDSN1.TICGRP1.CNUM_DATA B, STHDSN1.TICGRP1.BACCT_DATA C, STHDSN1.TICGRP1.CNUM_HIST_DATA D WHERE A.BACCT_OID =:BACCT_OID AND A.BACCT_PARTN_ID =:BACCT_PARTN_ID AND A.RLTD_INSTN_OID =:RLTD_INSTN_OID AND ( (D.OWN_CNUM_OID &lt;&gt;:OWN_CNUM_OID AND <text:s text:c="3"/>D.CNUM_OID =:CNUM_OID AND <text:s text:c="3"/>D.INTVL_START_DATE = (SELECT MAX(INTVL_START_DATE) FROM <text:s text:c="2"/>STHDSN1.TICGRP1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1.TICGRP1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 ORDER BY B.CURR_CNUM_ID, A.INTVL_START_DATE DESC, A.GDRL_CMPNT_SQNM ",</text:p>
      <text:p text:style-name="P1081"><text:s text:c="2"/>"collectionID": "SYSIBMSERVICE",</text:p>
      <text:p text:style-name="P1082"><text:s text:c="2"/>"serviceName": "kfs04b",</text:p>
      <text:p text:style-name="P1083"><text:s text:c="2"/>"description": "kfs04b BACCT_OID,BACCT_PARTN_ID,RLTD_INSTN_OID,OWN_CNUM_OID,CNUM_OID ",</text:p>
      <text:p text:style-name="P1084"><text:s text:c="2"/>"collectionID": "SYSIBMSERVICE",</text:p>
      <text:p text:style-name="P1085"><text:s text:c="2"/>"owner": "COMINAT5",</text:p>
      <text:p text:style-name="P1086"><text:s text:c="2"/>"validate": "BIND",</text:p>
      <text:p text:style-name="P1087"><text:s text:c="2"/>"version": "V1",</text:p>
      <text:p text:style-name="P1088"><text:s text:c="2"/>"response": ""</text:p>
      <text:p text:style-name="P1089">}</text:p>
      <text:p text:style-name="P1090"/>
      <text:p text:style-name="P1091">================================</text:p>
      <text:p text:style-name="P1092"/>
      <text:p text:style-name="P1093"/>
      <text:p text:style-name="P1094">====================================</text:p>
      <text:p text:style-name="P1095">KFS03a <text:s/>KOST FORDEL</text:p>
      <text:p text:style-name="P1096">================================</text:p>
      <text:p text:style-name="P1097"/>
      <text:p text:style-name="P1098">{</text:p>
      <text:p text:style-name="P1099"><text:s text:c="2"/>"dburl": "http://131.116.44.150:1317/services/DB2ServiceManager",</text:p>
      <text:p text:style-name="P1100"><text:s text:c="2"/>"username": "a472inb",</text:p>
      <text:p text:style-name="P1101"><text:s text:c="2"/>"password": "INblatS2",</text:p>
      <text:p text:style-name="P1102"><text:s text:c="2"/>"requestType": "createService",</text:p>
      <text:p text:style-name="P1103"><text:s text:c="2"/>"sqlStmt":" SELECT <text:s/>C.CURR_BACCT_ID, C.BACCT_OID, A.INTVL_START_DATE, A.GDRL_ENT_OID, A.GDRL_CMPNT_SQNM, CAST(A.GDRL_LVL_USE_IND AS VARCHAR(10) FOR SBCS DATA)AS GDRL_LVL_USE_IND, B.CURR_CNUM_ID, C.BACCT_PARTN_ID FROM <text:s text:c="6"/>STHDSN1.TICGRP1.GUIDE_RULE_DATA A, STHDSN1.TICGRP1.CNUM_DATA B, STHDSN1.TICGRP1.BACCT_DATA C, STHDSN1.TICGRP1.CNUM_HIST_DATA D WHERE <text:s text:c="5"/>A.BACCT_OID =:BACCT_OID AND A.BACCT_PARTN_ID =:BACCT_PARTN_ID AND <text:s text:c="7"/>D.CURR_CUST_PARTN_ID = A.RLTD_CUST_PARTN_ID AND <text:s text:c="7"/>D.CNUM_OID = A.RLTD_CNUM_OID AND <text:s text:c="7"/>D.INTVL_START_DATE = (SELECT <text:s/>MAX(INTVL_START_DATE) FROM <text:s text:c="6"/>STHDSN1.TICGRP1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1.TICGRP1.GUIDE_RULE_DATA WHERE <text:s text:c="2"/>GDRL_ENT_OID = D.OWN_CNUM_OID AND <text:s text:c="4"/>BACCT_OID = A.BACCT_OID)) AND <text:s text:c="7"/>C.BACCT_PARTN_ID = A.BACCT_PARTN_ID AND <text:s text:c="7"/><text:soft-page-break/>C.BACCT_OID = A.BACCT_OID AND <text:s text:c="7"/>B.CURR_CUST_PARTN_ID = A.RLTD_CUST_PARTN_ID AND <text:s text:c="7"/>B.CNUM_OID = A.RLTD_CNUM_OID ORDER BY B.CURR_CNUM_ID, A.INTVL_START_DATE DESC",</text:p>
      <text:p text:style-name="P1104"><text:s text:c="2"/>"collectionID": "SYSIBMSERVICE",</text:p>
      <text:p text:style-name="P1105"><text:s text:c="2"/>"serviceName": "kfs03a",</text:p>
      <text:p text:style-name="P1106"><text:s text:c="2"/>"description": "kfs03a BACCT_OID,BACCT_PARTN_ID",</text:p>
      <text:p text:style-name="P1107"><text:s text:c="2"/>"collectionID": "SYSIBMSERVICE",</text:p>
      <text:p text:style-name="P1108"><text:s text:c="2"/>"owner": "COMINAT5",</text:p>
      <text:p text:style-name="P1109"><text:s text:c="2"/>"validate": "BIND",</text:p>
      <text:p text:style-name="P1110"><text:s text:c="2"/>"version": "V1",</text:p>
      <text:p text:style-name="P1111"><text:s text:c="2"/>"response": ""</text:p>
      <text:p text:style-name="P1112">}</text:p>
      <text:p text:style-name="P1113"/>
      <text:p text:style-name="P1114">====================================</text:p>
      <text:p text:style-name="P1115">KFS03b <text:s/>KOST FORDEL</text:p>
      <text:p text:style-name="P1116">================================</text:p>
      <text:p text:style-name="P1117"/>
      <text:p text:style-name="P1118">{</text:p>
      <text:p text:style-name="P1119"><text:s text:c="2"/>"dburl": "http://131.116.44.150:1317/services/DB2ServiceManager",</text:p>
      <text:p text:style-name="P1120"><text:s text:c="2"/>"username": "a472inb",</text:p>
      <text:p text:style-name="P1121"><text:s text:c="2"/>"password": "INblatS2",</text:p>
      <text:p text:style-name="P1122"><text:s text:c="2"/>"requestType": "createService",</text:p>
      <text:p text:style-name="P1123"><text:s text:c="2"/>"sqlStmt":" SELECT <text:s text:c="4"/>C.CURR_BACCT_ID, C.BACCT_OID, A.INTVL_START_DATE, A.GDRL_ENT_OID, A.GDRL_CMPNT_SQNM, CAST(A.GDRL_LVL_USE_IND AS VARCHAR(8) FOR SBCS DATA) AS GDRL_LVL_USE_IND, B.CURR_CNUM_ID, C.BACCT_PARTN_ID FROM <text:s text:c="6"/>STHDSN1.TICGRP1.GUIDE_RULE_DATA A, STHDSN1.TICGRP1.CNUM_DATA B, STHDSN1.TICGRP1.BACCT_DATA C, STHDSN1.TICGRP1.CNUM_HIST_DATA D WHERE <text:s text:c="5"/>A.BACCT_OID =:BACCT_OID AND A.BACCT_PARTN_ID =:BACCT_PARTN_ID AND A.RLTD_INSTN_OID =:RLTD_INSTN_OID AND <text:s text:c="7"/>D.CURR_CUST_PARTN_ID = A.RLTD_CUST_PARTN_ID AND <text:s text:c="7"/>D.CNUM_OID = A.RLTD_CNUM_OID AND <text:s text:c="7"/>D.INTVL_START_DATE = (SELECT <text:s/>MAX(INTVL_START_DATE) FROM <text:s text:c="6"/>STHDSN1.TICGRP1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1.TICGRP1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24"><text:s text:c="2"/>"collectionID": "SYSIBMSERVICE",</text:p>
      <text:p text:style-name="P1125"><text:s text:c="2"/>"serviceName": "kfs03b",</text:p>
      <text:p text:style-name="P1126"><text:s text:c="2"/>"description": "kfs03b BACCT_OID,BACCT_PARTN_ID,RLTD_INSTN_OID",</text:p>
      <text:p text:style-name="P1127"><text:s text:c="2"/>"collectionID": "SYSIBMSERVICE",</text:p>
      <text:p text:style-name="P1128"><text:s text:c="2"/>"owner": "COMINAT5",</text:p>
      <text:p text:style-name="P1129"><text:s text:c="2"/>"validate": "BIND",</text:p>
      <text:p text:style-name="P1130"><text:span text:style-name="T1131"><text:s text:c="2"/></text:span>"version": "V1",</text:p>
      <text:p text:style-name="P1132"><text:s text:c="2"/>"response": ""</text:p>
      <text:p text:style-name="P1133">}</text:p>
      <text:p text:style-name="P1134"/>
      <text:p text:style-name="P1135"/>
      <text:p text:style-name="P1136">====================================</text:p>
      <text:p text:style-name="P1137">KFS03c <text:s/>KOST FORDEL</text:p>
      <text:p text:style-name="P1138">================================</text:p>
      <text:p text:style-name="P1139"/>
      <text:p text:style-name="P1140">{</text:p>
      <text:soft-page-break/>
      <text:p text:style-name="P1141"><text:s text:c="2"/>"dburl": "http://131.116.44.150:1317/services/DB2ServiceManager",</text:p>
      <text:p text:style-name="P1142"><text:s text:c="2"/>"username": "a472inb",</text:p>
      <text:p text:style-name="P1143"><text:s text:c="2"/>"password": "INblatS2",</text:p>
      <text:p text:style-name="P1144"><text:s text:c="2"/>"requestType": "createService",</text:p>
      <text:p text:style-name="P1145"><text:s text:c="2"/>"sqlStmt":"SELECT <text:s/>C.CURR_BACCT_ID, C.BACCT_OID, A.INTVL_START_DATE, A.GDRL_ENT_OID, A.GDRL_CMPNT_SQNM, CAST(A.GDRL_LVL_USE_IND AS VARCHAR(10) FOR SBCS DATA)AS GDRL_LVL_USE_IND, B.CURR_CNUM_ID, C.BACCT_PARTN_ID FROM <text:s text:c="6"/>STHDSN1.TICGRP1.GUIDE_RULE_DATA A, STHDSN1.TICGRP1.CNUM_DATA B, STHDSN1.TICGRP1.BACCT_DATA C, STHDSN1.TICGRP1.CNUM_HIST_DATA D WHERE <text:s text:c="5"/>A.BACCT_OID =:BACCT_OID AND A.BACCT_PARTN_ID =:BACCT_PARTN_ID AND <text:s text:c="7"/>D.CURR_CUST_PARTN_ID = A.RLTD_CUST_PARTN_ID AND <text:s text:c="7"/>D.CNUM_OID =:SUBCNUM_OID AND <text:s text:c="7"/>D.INTVL_START_DATE = (SELECT <text:s/>MAX(INTVL_START_DATE) FROM <text:s text:c="6"/>STHDSN1.TICGRP1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1.TICGRP1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46"><text:s text:c="2"/>"collectionID": "SYSIBMSERVICE",</text:p>
      <text:p text:style-name="P1147"><text:s text:c="2"/>"serviceName": "kfs03c",</text:p>
      <text:p text:style-name="P1148"><text:s text:c="2"/>"description": "kfs03c BACCT_OID,BACCT_PARTN_ID,RLTD_INSTN_OID,SUBCNUM_OID ",</text:p>
      <text:p text:style-name="P1149"><text:s text:c="2"/>"collectionID": "SYSIBMSERVICE",</text:p>
      <text:p text:style-name="P1150"><text:s text:c="2"/>"owner": "COMINAT5",</text:p>
      <text:p text:style-name="P1151"><text:s text:c="2"/>"validate": "BIND",</text:p>
      <text:p text:style-name="P1152"><text:s text:c="2"/>"version": "V1",</text:p>
      <text:p text:style-name="P1153"><text:s text:c="2"/>"response": ""</text:p>
      <text:p text:style-name="P1154">}</text:p>
      <text:p text:style-name="P1155"/>
      <text:p text:style-name="P1156"/>
      <text:p text:style-name="P1157">====================================</text:p>
      <text:p text:style-name="P1158">KFS10a <text:s/>KOST FORDEL</text:p>
      <text:p text:style-name="P1159">================================</text:p>
      <text:p text:style-name="P1160"/>
      <text:p text:style-name="P1161">{</text:p>
      <text:p text:style-name="P1162"><text:s text:c="2"/>"dburl": "http://131.116.44.150:1317/services/DB2ServiceManager",</text:p>
      <text:p text:style-name="P1163"><text:s text:c="2"/>"username": "a472inb",</text:p>
      <text:p text:style-name="P1164"><text:s text:c="2"/>"password": "INblatS2",</text:p>
      <text:p text:style-name="P1165"><text:s text:c="2"/>"requestType": "createService",</text:p>
      <text:p text:style-name="P1166"><text:s text:c="2"/>"sqlStmt":"SELECT <text:s/>E.CURR_CNUM_ID, D.CURR_CNUM_ID, A.INTVL_START_DATE, A.GDRL_CMPNT_SQNM, C.CURR_BACCT_ID, A.INTVL_STOP_DATE, CAST(A.USAG_CLSFN_COD AS VARCHAR(10) FOR SBCS DATA) AS USAG_CLSFN_COD, CAST(A.DEST_BEGIN_VL AS VARCHAR(21) FOR SBCS DATA) AS DEST_BEGIN_VL,CAST(A.DEST_END_VL AS VARCHAR(21) FOR SBCS DATA) AS DEST_END_VL, A.DEST_VL_LEN,CAST(A.CUST_REF_NM AS VARCHAR(10) FOR SBCS DATA) AS CUST_REF_NM FROM STHDSN1.TICGRP1.GUIDE_RULE_DATA A, STHDSN1.TICGRP1.CNUM_HIST_DATA B, STHDSN1.TICGRP1.BACCT_DATA C, STHDSN1.TICGRP1.CNUM_DATA D, STHDSN1.TICGRP1.CNUM_DATA E WHERE A.BACCT_OID=:BACCT_OID AND A.BACCT_PARTN_ID=:BACCT_PARTN_ID AND A.RLTD_INSTN_OID =:RLTD_INSTN_OID AND C.BACCT_PARTN_ID=A.BACCT_PARTN_ID AND C.BACCT_OID=A.BACCT_OID AND B.CURR_CUST_PARTN_ID= A.RLTD_CUST_PARTN_ID AND B.CNUM_OID=A.RLTD_CNUM_OID AND B.INTVL_START_DATE = (SELECT MAX(INTVL_START_DATE) FROM STHDSN1.TICGRP1.CNUM_HIST_DATA WHERE CURR_CUST_PARTN_ID = B.CURR_CUST_PARTN_ID AND CNUM_OID = B.CNUM_OID) AND D.CNUM_OID = B.CNUM_OID AND (E.CNUM_OID =<text:s/><text:soft-page-break/>B.OWN_CNUM_OID OR (0 = B.OWN_CNUM_OID AND E.CNUM_OID = B.CNUM_OID)) ORDER BY 1,2,4",</text:p>
      <text:p text:style-name="P1167"><text:s text:c="2"/>"collectionID": "SYSIBMSERVICE",</text:p>
      <text:p text:style-name="P1168"><text:s text:c="2"/>"serviceName": "kfs10a",</text:p>
      <text:p text:style-name="P1169"><text:s text:c="2"/>"description": "kfs10a BACCT_OID,BACCT_PARTN_ID,RLTD_INSTN_OID",</text:p>
      <text:p text:style-name="P1170"><text:s text:c="2"/>"collectionID": "SYSIBMSERVICE",</text:p>
      <text:p text:style-name="P1171"><text:s text:c="2"/>"owner": "COMINAT5",</text:p>
      <text:p text:style-name="P1172"><text:s text:c="2"/>"validate": "BIND",</text:p>
      <text:p text:style-name="P1173"><text:s text:c="2"/>"version": "V1",</text:p>
      <text:p text:style-name="P1174"><text:s text:c="2"/>"response": ""</text:p>
      <text:p text:style-name="P1175">}</text:p>
      <text:p text:style-name="P1176">====================================</text:p>
      <text:p text:style-name="P1177">KFS10b <text:s/>KOST FORDEL</text:p>
      <text:p text:style-name="P1178">================================</text:p>
      <text:p text:style-name="P1179"/>
      <text:p text:style-name="P1180">{</text:p>
      <text:p text:style-name="P1181"><text:s text:c="2"/>"dburl": "http://131.116.44.150:1317/services/DB2ServiceManager",</text:p>
      <text:p text:style-name="P1182"><text:s text:c="2"/>"username": "a472inb",</text:p>
      <text:p text:style-name="P1183"><text:s text:c="2"/>"password": "INblatS2",</text:p>
      <text:p text:style-name="P1184"><text:s text:c="2"/>"requestType": "createService",</text:p>
      <text:p text:style-name="P1185"><text:s text:c="2"/>"sqlStmt":"SELECT <text:s/>E.CURR_CNUM_ID, D.CURR_CNUM_ID, A.INTVL_START_DATE, A.GDRL_CMPNT_SQNM, C.CURR_BACCT_ID, A.INTVL_STOP_DATE, CAST(A.USAG_CLSFN_COD AS VARCHAR(10) FOR SBCS DATA)AS USAG_CLSFN_COD, CAST(A.DEST_BEGIN_VL AS VARCHAR(21) FOR SBCS DATA)AS DEST_BEGIN_VL, CAST(A.DEST_END_VL AS VARCHAR(21) FOR SBCS DATA)AS DEST_END_VL, A.DEST_VL_LEN, CAST(A.CUST_REF_NM AS VARCHAR(10) FOR SBCS DATA)AS CUST_REF_NM FROM <text:s/>STHDSN1.TICGRP1.GUIDE_RULE_DATA A, STHDSN1.TICGRP1.CNUM_HIST_DATA B, STHDSN1.TICGRP1.BACCT_DATA C, STHDSN1.TICGRP1.CNUM_DATA D, STHDSN1.TICGRP1.CNUM_DATA E WHERE <text:s/>A.RLTD_INSTN_OID =:RLTD_INSTN_OID AND <text:s text:c="2"/>C.BACCT_PARTN_ID=A.BACCT_PARTN_ID AND <text:s text:c="3"/>C.BACCT_OID=A.BACCT_OID AND <text:s text:c="3"/>B.CURR_CUST_PARTN_ID= A.RLTD_CUST_PARTN_ID AND <text:s text:c="3"/>B.CNUM_OID=A.RLTD_CNUM_OID AND <text:s text:c="3"/>B.INTVL_START_DATE = (SELECT MAX(INTVL_START_DATE) FROM STHDSN1.TICGRP1.CNUM_HIST_DATA WHERE CURR_CUST_PARTN_ID = B.CURR_CUST_PARTN_ID AND CNUM_OID = B.CNUM_OID) AND <text:s text:c="3"/>D.CNUM_OID = B.CNUM_OID AND <text:s text:c="3"/>(E.CNUM_OID = B.OWN_CNUM_OID OR (0 =B.OWN_CNUM_OID AND E.CNUM_OID = B.CNUM_OID)) ORDER BY 1,2,4",</text:p>
      <text:p text:style-name="P1186"><text:s text:c="2"/>"collectionID": "SYSIBMSERVICE",</text:p>
      <text:p text:style-name="P1187"><text:s text:c="2"/>"serviceName": "kfs10b",</text:p>
      <text:p text:style-name="P1188"><text:s text:c="2"/>"description": " kfs10b RLTD_INSTN_OID",</text:p>
      <text:p text:style-name="P1189"><text:s text:c="2"/>"collectionID": "SYSIBMSERVICE",</text:p>
      <text:p text:style-name="P1190"><text:s text:c="2"/>"owner": "COMINAT5",</text:p>
      <text:p text:style-name="P1191"><text:s text:c="2"/>"validate": "BIND",</text:p>
      <text:p text:style-name="P1192"><text:span text:style-name="T1193"><text:s text:c="2"/></text:span>"version": "V1",</text:p>
      <text:p text:style-name="P1194"><text:s text:c="2"/>"response": ""</text:p>
      <text:p text:style-name="P1195">}</text:p>
      <text:p text:style-name="P1196"/>
      <text:p text:style-name="P1197"/>
      <text:p text:style-name="P1198">====================================</text:p>
      <text:p text:style-name="P1199">KFS10c <text:s/>KOST FORDEL</text:p>
      <text:p text:style-name="P1200">================================</text:p>
      <text:p text:style-name="P1201"/>
      <text:p text:style-name="P1202">{</text:p>
      <text:p text:style-name="P1203"><text:s text:c="2"/>"dburl": "http://131.116.44.150:1317/services/DB2ServiceManager",</text:p>
      <text:soft-page-break/>
      <text:p text:style-name="P1204"><text:s text:c="2"/>"username": "a472inb",</text:p>
      <text:p text:style-name="P1205"><text:s text:c="2"/>"password": "INblatS2",</text:p>
      <text:p text:style-name="P1206"><text:s text:c="2"/>"requestType": "createService",</text:p>
      <text:p text:style-name="P1207"><text:s text:c="2"/>"sqlStmt":"SELECT <text:s/>E.CURR_CNUM_ID, D.CURR_CNUM_ID, A.INTVL_START_DATE, A.GDRL_CMPNT_SQNM, C.CURR_BACCT_ID, A.INTVL_STOP_DATE, CAST(A.USAG_CLSFN_COD AS VARCHAR(10) FOR SBCS DATA) AS USAG_CLSFN_COD, CAST(A.DEST_BEGIN_VL AS VARCHAR(21) FOR SBCS DATA) AS DEST_BEGIN_VL,CAST(A.DEST_END_VL AS VARCHAR(21) FOR SBCS DATA) AS DEST_END_VL, A.DEST_VL_LEN,CAST(A.CUST_REF_NM AS VARCHAR(10) FOR SBCS DATA) AS CUST_REF_NM FROM STHDSN1.TICGRP1.GUIDE_RULE_DATA A, STHDSN1.TICGRP1.CNUM_HIST_DATA B, STHDSN1.TICGRP1.BACCT_DATA C, STHDSN1.TICGRP1.CNUM_DATA D, STHDSN1.TICGRP1.CNUM_DATA E WHERE A.BACCT_OID=:BACCT_OID AND A.BACCT_PARTN_ID=:BACCT_PARTN_ID AND C.BACCT_PARTN_ID=A.BACCT_PARTN_ID AND C.BACCT_OID=A.BACCT_OID AND B.CURR_CUST_PARTN_ID= A.RLTD_CUST_PARTN_ID AND B.CNUM_OID=A.RLTD_CNUM_OID AND B.INTVL_START_DATE = (SELECT MAX(INTVL_START_DATE) FROM STHDSN1.TICGRP1.CNUM_HIST_DATA WHERE CURR_CUST_PARTN_ID = B.CURR_CUST_PARTN_ID AND CNUM_OID = B.CNUM_OID) AND D.CNUM_OID = B.CNUM_OID AND (E.CNUM_OID = B.OWN_CNUM_OID OR (0 = B.OWN_CNUM_OID AND E.CNUM_OID = B.CNUM_OID)) ORDER BY 1,2,4",</text:p>
      <text:p text:style-name="P1208"><text:s text:c="2"/>"collectionID": "SYSIBMSERVICE",</text:p>
      <text:p text:style-name="P1209"><text:s text:c="2"/>"serviceName": "kfs10c",</text:p>
      <text:p text:style-name="P1210"><text:s text:c="2"/>"description": "kfs10c BACCT_OID,BACCT_PARTN_ID",</text:p>
      <text:p text:style-name="P1211"><text:s text:c="2"/>"collectionID": "SYSIBMSERVICE",</text:p>
      <text:p text:style-name="P1212"><text:s text:c="2"/>"owner": "COMINAT5",</text:p>
      <text:p text:style-name="P1213"><text:s text:c="2"/>"validate": "BIND",</text:p>
      <text:p text:style-name="P1214"><text:span text:style-name="T1215"><text:s text:c="2"/></text:span>"version": "V1",</text:p>
      <text:p text:style-name="P1216"><text:s text:c="2"/>"response": ""</text:p>
      <text:p text:style-name="P1217">}</text:p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sv" style:country-asian="SE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sv" style:country-asian="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sv" style:country-asian="SE"/>
    </style:style>
    <style:style style:name="mvqa2c" style:display-name="mvqa2c" style:family="text" style:parent-style-name="DefaultParagraphFont"/>
    <style:style style:name="ztplmc" style:display-name="ztplmc" style:family="text" style:parent-style-name="DefaultParagraphFont"/>
    <style:style style:name="hwtze" style:display-name="hwtze" style:family="text" style:parent-style-name="DefaultParagraphFont"/>
    <style:style style:name="rynqvb" style:display-name="rynqvb" style:family="text" style:parent-style-name="DefaultParagraphFont"/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r, Yadav</meta:initial-creator>
    <dc:creator>Bharankar, Jyoti</dc:creator>
    <meta:creation-date>2024-09-11T09:15:00Z</meta:creation-date>
    <dc:date>2024-11-08T14:28:00Z</dc:date>
    <meta:template xlink:href="Normal.dotm" xlink:type="simple"/>
    <meta:editing-cycles>31</meta:editing-cycles>
    <meta:editing-duration>PT214440S</meta:editing-duration>
    <meta:document-statistic meta:page-count="31" meta:paragraph-count="132" meta:word-count="10502" meta:character-count="66031" meta:row-count="463" meta:non-whitespace-character-count="55661"/>
  </office:meta>
</office:document-meta>
</file>